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40.6mm"/>
    </style:style>
    <style:style style:name="co3" style:family="table-column">
      <style:table-column-properties fo:break-before="auto" style:column-width="28.06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37.27mm"/>
    </style:style>
    <style:style style:name="co6" style:family="table-column">
      <style:table-column-properties fo:break-before="auto" style:column-width="34.34mm"/>
    </style:style>
    <style:style style:name="co7" style:family="table-column">
      <style:table-column-properties fo:break-before="auto" style:column-width="36.11mm"/>
    </style:style>
    <style:style style:name="co8" style:family="table-column">
      <style:table-column-properties fo:break-before="auto" style:column-width="32.58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33.16mm"/>
    </style:style>
    <style:style style:name="co11" style:family="table-column">
      <style:table-column-properties fo:break-before="auto" style:column-width="31.59mm"/>
    </style:style>
    <style:style style:name="co12" style:family="table-column">
      <style:table-column-properties fo:break-before="auto" style:column-width="28.65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37.08mm"/>
    </style:style>
    <style:style style:name="co15" style:family="table-column">
      <style:table-column-properties fo:break-before="auto" style:column-width="43.36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59.23mm"/>
    </style:style>
    <style:style style:name="co19" style:family="table-column">
      <style:table-column-properties fo:break-before="auto" style:column-width="56.3mm"/>
    </style:style>
    <style:style style:name="co20" style:family="table-column">
      <style:table-column-properties fo:break-before="auto" style:column-width="50.41mm"/>
    </style:style>
    <style:style style:name="co21" style:family="table-column">
      <style:table-column-properties fo:break-before="auto" style:column-width="44.54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TestsResul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ropouts_ma_mean</text:p>
          </table:table-cell>
          <table:table-cell office:value-type="string" calcext:value-type="string">
            <text:p>dropouts_n_mean</text:p>
          </table:table-cell>
          <table:table-cell office:value-type="string" calcext:value-type="string">
            <text:p>dropouts_pVal</text:p>
          </table:table-cell>
          <table:table-cell office:value-type="string" calcext:value-type="string">
            <text:p>dropouts_t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mgmteffort_ma_mean</text:p>
          </table:table-cell>
          <table:table-cell office:value-type="string" calcext:value-type="string">
            <text:p>mgmteffort_n_mean</text:p>
          </table:table-cell>
          <table:table-cell office:value-type="string" calcext:value-type="string">
            <text:p>mgmteffort_pVal</text:p>
          </table:table-cell>
          <table:table-cell office:value-type="string" calcext:value-type="string">
            <text:p>mgmteffort_t</text:p>
          </table:table-cell>
          <table:table-cell office:value-type="string" calcext:value-type="string">
            <text:p>ms_gini_ma_mean</text:p>
          </table:table-cell>
          <table:table-cell office:value-type="string" calcext:value-type="string">
            <text:p>ms_gini_n_mean</text:p>
          </table:table-cell>
          <table:table-cell office:value-type="string" calcext:value-type="string">
            <text:p>ms_gini_pVal</text:p>
          </table:table-cell>
          <table:table-cell office:value-type="string" calcext:value-type="string">
            <text:p>ms_gini_t</text:p>
          </table:table-cell>
          <table:table-cell office:value-type="string" calcext:value-type="string">
            <text:p>nc_gini_ma_mean</text:p>
          </table:table-cell>
          <table:table-cell office:value-type="string" calcext:value-type="string">
            <text:p>nc_gini_n_mean</text:p>
          </table:table-cell>
          <table:table-cell office:value-type="string" calcext:value-type="string">
            <text:p>nc_gini_pVal</text:p>
          </table:table-cell>
          <table:table-cell office:value-type="string" calcext:value-type="string">
            <text:p>nc_gini_t</text:p>
          </table:table-cell>
          <table:table-cell office:value-type="string" calcext:value-type="string">
            <text:p>policy</text:p>
          </table:table-cell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totalcomments_ma_mean</text:p>
          </table:table-cell>
          <table:table-cell office:value-type="string" calcext:value-type="string">
            <text:p>totalcomments_n_mean</text:p>
          </table:table-cell>
          <table:table-cell office:value-type="string" calcext:value-type="string">
            <text:p>totalcomments_pVal</text:p>
          </table:table-cell>
          <table:table-cell office:value-type="string" calcext:value-type="string">
            <text:p>totalcomments_t</text:p>
          </table:table-cell>
          <table:table-cell office:value-type="string" calcext:value-type="string">
            <text:p>totalmembershipstrength_ma_mean</text:p>
          </table:table-cell>
          <table:table-cell office:value-type="string" calcext:value-type="string">
            <text:p>totalmembershipstrength_n_mean</text:p>
          </table:table-cell>
          <table:table-cell office:value-type="string" calcext:value-type="string">
            <text:p>totalmembershipstrength_pVal</text:p>
          </table:table-cell>
          <table:table-cell office:value-type="string" calcext:value-type="string">
            <text:p>totalmembershipstrength_t</text:p>
          </table:table-cell>
        </table:table-row>
        <table:table-row table:style-name="ro1">
          <table:table-cell office:value-type="float" office:value="1.08333333333333" calcext:value-type="float">
            <text:p>1.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00158036151770976" calcext:value-type="float">
            <text:p>1.58036151770976E-05</text:p>
          </table:table-cell>
          <table:table-cell office:value-type="float" office:value="4.82446360767665" calcext:value-type="float">
            <text:p>4.8244636076766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629.125" calcext:value-type="float">
            <text:p>6629.125</text:p>
          </table:table-cell>
          <table:table-cell office:value-type="float" office:value="6623.54166666667" calcext:value-type="float">
            <text:p>6623.54166666667</text:p>
          </table:table-cell>
          <table:table-cell office:value-type="float" office:value="0.188431010598332" calcext:value-type="float">
            <text:p>0.188431010598332</text:p>
          </table:table-cell>
          <table:table-cell office:value-type="float" office:value="1.3350463008588" calcext:value-type="float">
            <text:p>1.3350463008588</text:p>
          </table:table-cell>
          <table:table-cell office:value-type="float" office:value="0.1905504" calcext:value-type="float">
            <text:p>0.1905504</text:p>
          </table:table-cell>
          <table:table-cell office:value-type="float" office:value="0.1277819" calcext:value-type="float">
            <text:p>0.1277819</text:p>
          </table:table-cell>
          <table:table-cell office:value-type="float" office:value="2.37366494938591E-032" calcext:value-type="float">
            <text:p>2.37366494938591E-32</text:p>
          </table:table-cell>
          <table:table-cell office:value-type="float" office:value="31.1842608408103" calcext:value-type="float">
            <text:p>31.1842608408103</text:p>
          </table:table-cell>
          <table:table-cell office:value-type="float" office:value="0.3552652" calcext:value-type="float">
            <text:p>0.3552652</text:p>
          </table:table-cell>
          <table:table-cell office:value-type="float" office:value="0.3545636" calcext:value-type="float">
            <text:p>0.3545636</text:p>
          </table:table-cell>
          <table:table-cell office:value-type="float" office:value="0.796347258491062" calcext:value-type="float">
            <text:p>0.796347258491062</text:p>
          </table:table-cell>
          <table:table-cell office:value-type="float" office:value="0.259578407920235" calcext:value-type="float">
            <text:p>0.259578407920235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73223.8333333333" calcext:value-type="float">
            <text:p>73223.8333333333</text:p>
          </table:table-cell>
          <table:table-cell office:value-type="float" office:value="73357.7083333333" calcext:value-type="float">
            <text:p>73357.7083333333</text:p>
          </table:table-cell>
          <table:table-cell office:value-type="float" office:value="0.379293911122012" calcext:value-type="float">
            <text:p>0.379293911122012</text:p>
          </table:table-cell>
          <table:table-cell office:value-type="float" office:value="-0.887749516283285" calcext:value-type="float">
            <text:p>-0.887749516283285</text:p>
          </table:table-cell>
          <table:table-cell office:value-type="float" office:value="6084050.16666667" calcext:value-type="float">
            <text:p>6084050.16666667</text:p>
          </table:table-cell>
          <table:table-cell office:value-type="float" office:value="6098193.20833333" calcext:value-type="float">
            <text:p>6098193.20833333</text:p>
          </table:table-cell>
          <table:table-cell office:value-type="float" office:value="0.245940922992626" calcext:value-type="float">
            <text:p>0.245940922992626</text:p>
          </table:table-cell>
          <table:table-cell office:value-type="float" office:value="-1.17525321631917" calcext:value-type="float">
            <text:p>-1.17525321631917</text:p>
          </table:table-cell>
        </table:table-row>
        <table:table-row table:style-name="ro1">
          <table:table-cell office:value-type="float" office:value="0.541666666666667" calcext:value-type="float">
            <text:p>0.5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137638206852902" calcext:value-type="float">
            <text:p>0.001376382068529</text:p>
          </table:table-cell>
          <table:table-cell office:value-type="float" office:value="3.40631546904083" calcext:value-type="float">
            <text:p>3.4063154690408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322.66666666667" calcext:value-type="float">
            <text:p>7322.66666666667</text:p>
          </table:table-cell>
          <table:table-cell office:value-type="float" office:value="7322.125" calcext:value-type="float">
            <text:p>7322.125</text:p>
          </table:table-cell>
          <table:table-cell office:value-type="float" office:value="0.901607902832948" calcext:value-type="float">
            <text:p>0.901607902832948</text:p>
          </table:table-cell>
          <table:table-cell office:value-type="float" office:value="0.124314524022947" calcext:value-type="float">
            <text:p>0.124314524022947</text:p>
          </table:table-cell>
          <table:table-cell office:value-type="float" office:value="0.1845785" calcext:value-type="float">
            <text:p>0.1845785</text:p>
          </table:table-cell>
          <table:table-cell office:value-type="float" office:value="0.124775" calcext:value-type="float">
            <text:p>0.124775</text:p>
          </table:table-cell>
          <table:table-cell office:value-type="float" office:value="2.76580623265753E-032" calcext:value-type="float">
            <text:p>2.76580623265753E-32</text:p>
          </table:table-cell>
          <table:table-cell office:value-type="float" office:value="31.0603886740176" calcext:value-type="float">
            <text:p>31.0603886740176</text:p>
          </table:table-cell>
          <table:table-cell office:value-type="float" office:value="0.3548942" calcext:value-type="float">
            <text:p>0.3548942</text:p>
          </table:table-cell>
          <table:table-cell office:value-type="float" office:value="0.3548446" calcext:value-type="float">
            <text:p>0.3548446</text:p>
          </table:table-cell>
          <table:table-cell office:value-type="float" office:value="0.985445293042913" calcext:value-type="float">
            <text:p>0.985445293042913</text:p>
          </table:table-cell>
          <table:table-cell office:value-type="float" office:value="0.0183420721440725" calcext:value-type="float">
            <text:p>0.018342072144073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73239.5833333333" calcext:value-type="float">
            <text:p>73239.5833333333</text:p>
          </table:table-cell>
          <table:table-cell office:value-type="float" office:value="73574.4166666667" calcext:value-type="float">
            <text:p>73574.4166666667</text:p>
          </table:table-cell>
          <table:table-cell office:value-type="float" office:value="0.0553366873112775" calcext:value-type="float">
            <text:p>0.055336687311278</text:p>
          </table:table-cell>
          <table:table-cell office:value-type="float" office:value="-1.96611964377383" calcext:value-type="float">
            <text:p>-1.96611964377383</text:p>
          </table:table-cell>
          <table:table-cell office:value-type="float" office:value="6146307.75" calcext:value-type="float">
            <text:p>6146307.75</text:p>
          </table:table-cell>
          <table:table-cell office:value-type="float" office:value="6178533.29166667" calcext:value-type="float">
            <text:p>6178533.29166667</text:p>
          </table:table-cell>
          <table:table-cell office:value-type="float" office:value="0.0226502786371718" calcext:value-type="float">
            <text:p>0.022650278637172</text:p>
          </table:table-cell>
          <table:table-cell office:value-type="float" office:value="-2.3585670328159" calcext:value-type="float">
            <text:p>-2.3585670328159</text:p>
          </table:table-cell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0107550982106444" calcext:value-type="float">
            <text:p>0.000107550982106</text:p>
          </table:table-cell>
          <table:table-cell office:value-type="float" office:value="4.23731503545316" calcext:value-type="float">
            <text:p>4.2373150354531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624.58333333333" calcext:value-type="float">
            <text:p>6624.58333333333</text:p>
          </table:table-cell>
          <table:table-cell office:value-type="float" office:value="6627.70833333333" calcext:value-type="float">
            <text:p>6627.70833333333</text:p>
          </table:table-cell>
          <table:table-cell office:value-type="float" office:value="0.353920390412613" calcext:value-type="float">
            <text:p>0.353920390412613</text:p>
          </table:table-cell>
          <table:table-cell office:value-type="float" office:value="-0.93647311458935" calcext:value-type="float">
            <text:p>-0.93647311458935</text:p>
          </table:table-cell>
          <table:table-cell office:value-type="float" office:value="0.188686" calcext:value-type="float">
            <text:p>0.188686</text:p>
          </table:table-cell>
          <table:table-cell office:value-type="float" office:value="0.1281647" calcext:value-type="float">
            <text:p>0.1281647</text:p>
          </table:table-cell>
          <table:table-cell office:value-type="float" office:value="6.11544394750825E-032" calcext:value-type="float">
            <text:p>6.11544394750825E-32</text:p>
          </table:table-cell>
          <table:table-cell office:value-type="float" office:value="30.4624807306723" calcext:value-type="float">
            <text:p>30.4624807306723</text:p>
          </table:table-cell>
          <table:table-cell office:value-type="float" office:value="0.3403386" calcext:value-type="float">
            <text:p>0.3403386</text:p>
          </table:table-cell>
          <table:table-cell office:value-type="float" office:value="0.3387753" calcext:value-type="float">
            <text:p>0.3387753</text:p>
          </table:table-cell>
          <table:table-cell office:value-type="float" office:value="0.564862607546112" calcext:value-type="float">
            <text:p>0.564862607546112</text:p>
          </table:table-cell>
          <table:table-cell office:value-type="float" office:value="0.579824047781698" calcext:value-type="float">
            <text:p>0.579824047781698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73283.0416666667" calcext:value-type="float">
            <text:p>73283.0416666667</text:p>
          </table:table-cell>
          <table:table-cell office:value-type="float" office:value="73352.5833333333" calcext:value-type="float">
            <text:p>73352.5833333333</text:p>
          </table:table-cell>
          <table:table-cell office:value-type="float" office:value="0.436505860422182" calcext:value-type="float">
            <text:p>0.436505860422182</text:p>
          </table:table-cell>
          <table:table-cell office:value-type="float" office:value="-0.784952005098904" calcext:value-type="float">
            <text:p>-0.784952005098904</text:p>
          </table:table-cell>
          <table:table-cell office:value-type="float" office:value="6089885.16666667" calcext:value-type="float">
            <text:p>6089885.16666667</text:p>
          </table:table-cell>
          <table:table-cell office:value-type="float" office:value="6097876.625" calcext:value-type="float">
            <text:p>6097876.625</text:p>
          </table:table-cell>
          <table:table-cell office:value-type="float" office:value="0.30188008419029" calcext:value-type="float">
            <text:p>0.30188008419029</text:p>
          </table:table-cell>
          <table:table-cell office:value-type="float" office:value="-1.04413302622649" calcext:value-type="float">
            <text:p>-1.04413302622649</text:p>
          </table:table-cell>
        </table:table-row>
        <table:table-row table:style-name="ro1">
          <table:table-cell office:value-type="float" office:value="0.458333333333333" calcext:value-type="float">
            <text:p>0.45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35221519573121" calcext:value-type="float">
            <text:p>0.001352215195731</text:p>
          </table:table-cell>
          <table:table-cell office:value-type="float" office:value="3.41238208066376" calcext:value-type="float">
            <text:p>3.4123820806637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322.54166666667" calcext:value-type="float">
            <text:p>7322.54166666667</text:p>
          </table:table-cell>
          <table:table-cell office:value-type="float" office:value="7326.125" calcext:value-type="float">
            <text:p>7326.125</text:p>
          </table:table-cell>
          <table:table-cell office:value-type="float" office:value="0.407364404475124" calcext:value-type="float">
            <text:p>0.407364404475124</text:p>
          </table:table-cell>
          <table:table-cell office:value-type="float" office:value="-0.836201516541149" calcext:value-type="float">
            <text:p>-0.836201516541149</text:p>
          </table:table-cell>
          <table:table-cell office:value-type="float" office:value="0.1838784" calcext:value-type="float">
            <text:p>0.1838784</text:p>
          </table:table-cell>
          <table:table-cell office:value-type="float" office:value="0.1248068" calcext:value-type="float">
            <text:p>0.1248068</text:p>
          </table:table-cell>
          <table:table-cell office:value-type="float" office:value="3.48921538145114E-032" calcext:value-type="float">
            <text:p>3.48921538145114E-32</text:p>
          </table:table-cell>
          <table:table-cell office:value-type="float" office:value="30.883399190673" calcext:value-type="float">
            <text:p>30.883399190673</text:p>
          </table:table-cell>
          <table:table-cell office:value-type="float" office:value="0.3406478" calcext:value-type="float">
            <text:p>0.3406478</text:p>
          </table:table-cell>
          <table:table-cell office:value-type="float" office:value="0.3402785" calcext:value-type="float">
            <text:p>0.3402785</text:p>
          </table:table-cell>
          <table:table-cell office:value-type="float" office:value="0.891564233752635" calcext:value-type="float">
            <text:p>0.891564233752635</text:p>
          </table:table-cell>
          <table:table-cell office:value-type="float" office:value="0.137081991242901" calcext:value-type="float">
            <text:p>0.13708199124290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73339.2916666667" calcext:value-type="float">
            <text:p>73339.2916666667</text:p>
          </table:table-cell>
          <table:table-cell office:value-type="float" office:value="73333.4166666667" calcext:value-type="float">
            <text:p>73333.4166666667</text:p>
          </table:table-cell>
          <table:table-cell office:value-type="float" office:value="0.958400437751814" calcext:value-type="float">
            <text:p>0.958400437751814</text:p>
          </table:table-cell>
          <table:table-cell office:value-type="float" office:value="0.0524459781173426" calcext:value-type="float">
            <text:p>0.052445978117343</text:p>
          </table:table-cell>
          <table:table-cell office:value-type="float" office:value="6158803.70833333" calcext:value-type="float">
            <text:p>6158803.70833333</text:p>
          </table:table-cell>
          <table:table-cell office:value-type="float" office:value="6159330.625" calcext:value-type="float">
            <text:p>6159330.625</text:p>
          </table:table-cell>
          <table:table-cell office:value-type="float" office:value="0.952725626679205" calcext:value-type="float">
            <text:p>0.952725626679205</text:p>
          </table:table-cell>
          <table:table-cell office:value-type="float" office:value="-0.0596085473516087" calcext:value-type="float">
            <text:p>-0.059608547351609</text:p>
          </table:table-cell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000000000247847750793537" calcext:value-type="float">
            <text:p>2.47847750793537E-10</text:p>
          </table:table-cell>
          <table:table-cell office:value-type="float" office:value="8.05208852011081" calcext:value-type="float">
            <text:p>8.0520885201108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6634.75" calcext:value-type="float">
            <text:p>6634.75</text:p>
          </table:table-cell>
          <table:table-cell office:value-type="float" office:value="6638.20833333333" calcext:value-type="float">
            <text:p>6638.20833333333</text:p>
          </table:table-cell>
          <table:table-cell office:value-type="float" office:value="0.434573978474112" calcext:value-type="float">
            <text:p>0.434573978474112</text:p>
          </table:table-cell>
          <table:table-cell office:value-type="float" office:value="-0.788284506472803" calcext:value-type="float">
            <text:p>-0.788284506472803</text:p>
          </table:table-cell>
          <table:table-cell office:value-type="float" office:value="0.2404019" calcext:value-type="float">
            <text:p>0.2404019</text:p>
          </table:table-cell>
          <table:table-cell office:value-type="float" office:value="0.1700495" calcext:value-type="float">
            <text:p>0.1700495</text:p>
          </table:table-cell>
          <table:table-cell office:value-type="float" office:value="3.44652499360232E-029" calcext:value-type="float">
            <text:p>3.44652499360232E-29</text:p>
          </table:table-cell>
          <table:table-cell office:value-type="float" office:value="26.4743261486939" calcext:value-type="float">
            <text:p>26.4743261486939</text:p>
          </table:table-cell>
          <table:table-cell office:value-type="float" office:value="0.3570655" calcext:value-type="float">
            <text:p>0.3570655</text:p>
          </table:table-cell>
          <table:table-cell office:value-type="float" office:value="0.3544066" calcext:value-type="float">
            <text:p>0.3544066</text:p>
          </table:table-cell>
          <table:table-cell office:value-type="float" office:value="0.330481041026724" calcext:value-type="float">
            <text:p>0.330481041026724</text:p>
          </table:table-cell>
          <table:table-cell office:value-type="float" office:value="0.983551877063652" calcext:value-type="float">
            <text:p>0.983551877063652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72882.1666666667" calcext:value-type="float">
            <text:p>72882.1666666667</text:p>
          </table:table-cell>
          <table:table-cell office:value-type="float" office:value="73291.5416666667" calcext:value-type="float">
            <text:p>73291.5416666667</text:p>
          </table:table-cell>
          <table:table-cell office:value-type="float" office:value="0.0150682296714638" calcext:value-type="float">
            <text:p>0.015068229671464</text:p>
          </table:table-cell>
          <table:table-cell office:value-type="float" office:value="-2.52534601616058" calcext:value-type="float">
            <text:p>-2.52534601616058</text:p>
          </table:table-cell>
          <table:table-cell office:value-type="float" office:value="6043424.66666667" calcext:value-type="float">
            <text:p>6043424.66666667</text:p>
          </table:table-cell>
          <table:table-cell office:value-type="float" office:value="6096160.91666667" calcext:value-type="float">
            <text:p>6096160.91666667</text:p>
          </table:table-cell>
          <table:table-cell office:value-type="float" office:value="0.000178394670216706" calcext:value-type="float">
            <text:p>0.000178394670217</text:p>
          </table:table-cell>
          <table:table-cell office:value-type="float" office:value="-4.07794488437897" calcext:value-type="float">
            <text:p>-4.0779448843789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00000656641438498852" calcext:value-type="float">
            <text:p>6.56641438498852E-06</text:p>
          </table:table-cell>
          <table:table-cell office:value-type="float" office:value="5.08674748734395" calcext:value-type="float">
            <text:p>5.08674748734395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331.91666666667" calcext:value-type="float">
            <text:p>7331.91666666667</text:p>
          </table:table-cell>
          <table:table-cell office:value-type="float" office:value="7328.41666666667" calcext:value-type="float">
            <text:p>7328.41666666667</text:p>
          </table:table-cell>
          <table:table-cell office:value-type="float" office:value="0.400139419439898" calcext:value-type="float">
            <text:p>0.400139419439898</text:p>
          </table:table-cell>
          <table:table-cell office:value-type="float" office:value="0.849251854649067" calcext:value-type="float">
            <text:p>0.849251854649067</text:p>
          </table:table-cell>
          <table:table-cell office:value-type="float" office:value="0.2323408" calcext:value-type="float">
            <text:p>0.2323408</text:p>
          </table:table-cell>
          <table:table-cell office:value-type="float" office:value="0.1653349" calcext:value-type="float">
            <text:p>0.1653349</text:p>
          </table:table-cell>
          <table:table-cell office:value-type="float" office:value="7.03969352911933E-029" calcext:value-type="float">
            <text:p>7.03969352911933E-29</text:p>
          </table:table-cell>
          <table:table-cell office:value-type="float" office:value="26.0220651323014" calcext:value-type="float">
            <text:p>26.0220651323014</text:p>
          </table:table-cell>
          <table:table-cell office:value-type="float" office:value="0.3569967" calcext:value-type="float">
            <text:p>0.3569967</text:p>
          </table:table-cell>
          <table:table-cell office:value-type="float" office:value="0.3534763" calcext:value-type="float">
            <text:p>0.3534763</text:p>
          </table:table-cell>
          <table:table-cell office:value-type="float" office:value="0.198499528077904" calcext:value-type="float">
            <text:p>0.198499528077904</text:p>
          </table:table-cell>
          <table:table-cell office:value-type="float" office:value="1.30465641218329" calcext:value-type="float">
            <text:p>1.3046564121832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73192.875" calcext:value-type="float">
            <text:p>73192.875</text:p>
          </table:table-cell>
          <table:table-cell office:value-type="float" office:value="73321.6666666667" calcext:value-type="float">
            <text:p>73321.6666666667</text:p>
          </table:table-cell>
          <table:table-cell office:value-type="float" office:value="0.473137208352112" calcext:value-type="float">
            <text:p>0.473137208352112</text:p>
          </table:table-cell>
          <table:table-cell office:value-type="float" office:value="-0.72333361899631" calcext:value-type="float">
            <text:p>-0.72333361899631</text:p>
          </table:table-cell>
          <table:table-cell office:value-type="float" office:value="6140294.58333333" calcext:value-type="float">
            <text:p>6140294.58333333</text:p>
          </table:table-cell>
          <table:table-cell office:value-type="float" office:value="6160011.79166667" calcext:value-type="float">
            <text:p>6160011.79166667</text:p>
          </table:table-cell>
          <table:table-cell office:value-type="float" office:value="0.172983715606075" calcext:value-type="float">
            <text:p>0.172983715606075</text:p>
          </table:table-cell>
          <table:table-cell office:value-type="float" office:value="-1.38417550825457" calcext:value-type="float">
            <text:p>-1.38417550825457</text:p>
          </table:table-cell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57205314643294" calcext:value-type="float">
            <text:p>3.57205314643294E-12</text:p>
          </table:table-cell>
          <table:table-cell office:value-type="float" office:value="9.32570372679724" calcext:value-type="float">
            <text:p>9.3257037267972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6640.29166666667" calcext:value-type="float">
            <text:p>6640.29166666667</text:p>
          </table:table-cell>
          <table:table-cell office:value-type="float" office:value="6640.20833333333" calcext:value-type="float">
            <text:p>6640.20833333333</text:p>
          </table:table-cell>
          <table:table-cell office:value-type="float" office:value="0.981919274070805" calcext:value-type="float">
            <text:p>0.981919274070805</text:p>
          </table:table-cell>
          <table:table-cell office:value-type="float" office:value="0.0227863261648286" calcext:value-type="float">
            <text:p>0.022786326164829</text:p>
          </table:table-cell>
          <table:table-cell office:value-type="float" office:value="0.2352451" calcext:value-type="float">
            <text:p>0.2352451</text:p>
          </table:table-cell>
          <table:table-cell office:value-type="float" office:value="0.163432" calcext:value-type="float">
            <text:p>0.163432</text:p>
          </table:table-cell>
          <table:table-cell office:value-type="float" office:value="2.03456725707827E-030" calcext:value-type="float">
            <text:p>2.03456725707827E-30</text:p>
          </table:table-cell>
          <table:table-cell office:value-type="float" office:value="28.3577976481219" calcext:value-type="float">
            <text:p>28.3577976481219</text:p>
          </table:table-cell>
          <table:table-cell office:value-type="float" office:value="0.3424088" calcext:value-type="float">
            <text:p>0.3424088</text:p>
          </table:table-cell>
          <table:table-cell office:value-type="float" office:value="0.3399022" calcext:value-type="float">
            <text:p>0.3399022</text:p>
          </table:table-cell>
          <table:table-cell office:value-type="float" office:value="0.35905730266834" calcext:value-type="float">
            <text:p>0.35905730266834</text:p>
          </table:table-cell>
          <table:table-cell office:value-type="float" office:value="0.926431159986834" calcext:value-type="float">
            <text:p>0.926431159986834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72966.9583333333" calcext:value-type="float">
            <text:p>72966.9583333333</text:p>
          </table:table-cell>
          <table:table-cell office:value-type="float" office:value="73439.9166666667" calcext:value-type="float">
            <text:p>73439.9166666667</text:p>
          </table:table-cell>
          <table:table-cell office:value-type="float" office:value="0.000100663179899584" calcext:value-type="float">
            <text:p>0.0001006631799</text:p>
          </table:table-cell>
          <table:table-cell office:value-type="float" office:value="-4.25799919738531" calcext:value-type="float">
            <text:p>-4.25799919738531</text:p>
          </table:table-cell>
          <table:table-cell office:value-type="float" office:value="6049825.91666667" calcext:value-type="float">
            <text:p>6049825.91666667</text:p>
          </table:table-cell>
          <table:table-cell office:value-type="float" office:value="6111903.66666667" calcext:value-type="float">
            <text:p>6111903.66666667</text:p>
          </table:table-cell>
          <table:table-cell office:value-type="float" office:value="0.000000449581336866068" calcext:value-type="float">
            <text:p>4.49581336866068E-07</text:p>
          </table:table-cell>
          <table:table-cell office:value-type="float" office:value="-5.87243650925202" calcext:value-type="float">
            <text:p>-5.87243650925202</text:p>
          </table:table-cell>
        </table:table-row>
        <table:table-row table:style-name="ro1">
          <table:table-cell office:value-type="float" office:value="1.54166666666667" calcext:value-type="float">
            <text:p>1.5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5287421773236" calcext:value-type="float">
            <text:p>2.05287421773236E-10</text:p>
          </table:table-cell>
          <table:table-cell office:value-type="float" office:value="8.10770400918943" calcext:value-type="float">
            <text:p>8.10770400918943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331.58333333333" calcext:value-type="float">
            <text:p>7331.58333333333</text:p>
          </table:table-cell>
          <table:table-cell office:value-type="float" office:value="7329" calcext:value-type="float">
            <text:p>7329</text:p>
          </table:table-cell>
          <table:table-cell office:value-type="float" office:value="0.502121908524516" calcext:value-type="float">
            <text:p>0.502121908524516</text:p>
          </table:table-cell>
          <table:table-cell office:value-type="float" office:value="0.676482462691789" calcext:value-type="float">
            <text:p>0.676482462691789</text:p>
          </table:table-cell>
          <table:table-cell office:value-type="float" office:value="0.226454" calcext:value-type="float">
            <text:p>0.226454</text:p>
          </table:table-cell>
          <table:table-cell office:value-type="float" office:value="0.1609784" calcext:value-type="float">
            <text:p>0.1609784</text:p>
          </table:table-cell>
          <table:table-cell office:value-type="float" office:value="2.14036557946287E-029" calcext:value-type="float">
            <text:p>2.14036557946287E-29</text:p>
          </table:table-cell>
          <table:table-cell office:value-type="float" office:value="26.7624448678431" calcext:value-type="float">
            <text:p>26.7624448678431</text:p>
          </table:table-cell>
          <table:table-cell office:value-type="float" office:value="0.3407459" calcext:value-type="float">
            <text:p>0.3407459</text:p>
          </table:table-cell>
          <table:table-cell office:value-type="float" office:value="0.3390572" calcext:value-type="float">
            <text:p>0.3390572</text:p>
          </table:table-cell>
          <table:table-cell office:value-type="float" office:value="0.53407762117571" calcext:value-type="float">
            <text:p>0.53407762117571</text:p>
          </table:table-cell>
          <table:table-cell office:value-type="float" office:value="0.62650974262562" calcext:value-type="float">
            <text:p>0.6265097426256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73033.4166666667" calcext:value-type="float">
            <text:p>73033.4166666667</text:p>
          </table:table-cell>
          <table:table-cell office:value-type="float" office:value="73369.5416666667" calcext:value-type="float">
            <text:p>73369.5416666667</text:p>
          </table:table-cell>
          <table:table-cell office:value-type="float" office:value="0.000416045634401047" calcext:value-type="float">
            <text:p>0.000416045634401</text:p>
          </table:table-cell>
          <table:table-cell office:value-type="float" office:value="-3.80574871531299" calcext:value-type="float">
            <text:p>-3.80574871531299</text:p>
          </table:table-cell>
          <table:table-cell office:value-type="float" office:value="6126683.70833333" calcext:value-type="float">
            <text:p>6126683.70833333</text:p>
          </table:table-cell>
          <table:table-cell office:value-type="float" office:value="6163437.625" calcext:value-type="float">
            <text:p>6163437.625</text:p>
          </table:table-cell>
          <table:table-cell office:value-type="float" office:value="0.00000417540973854805" calcext:value-type="float">
            <text:p>4.17540973854805E-06</text:p>
          </table:table-cell>
          <table:table-cell office:value-type="float" office:value="-5.22077518212544" calcext:value-type="float">
            <text:p>-5.22077518212544</text:p>
          </table:table-cell>
        </table:table-row>
        <table:table-row table:style-name="ro1">
          <table:table-cell office:value-type="float" office:value="27.2916666666667" calcext:value-type="float">
            <text:p>27.2916666666667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5.141684967099E-022" calcext:value-type="float">
            <text:p>5.141684967099E-22</text:p>
          </table:table-cell>
          <table:table-cell office:value-type="float" office:value="17.5522797588272" calcext:value-type="float">
            <text:p>17.552279758827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6646.66666666667" calcext:value-type="float">
            <text:p>6646.66666666667</text:p>
          </table:table-cell>
          <table:table-cell office:value-type="float" office:value="6646.08333333333" calcext:value-type="float">
            <text:p>6646.08333333333</text:p>
          </table:table-cell>
          <table:table-cell office:value-type="float" office:value="0.887890515145952" calcext:value-type="float">
            <text:p>0.887890515145952</text:p>
          </table:table-cell>
          <table:table-cell office:value-type="float" office:value="0.141757595983976" calcext:value-type="float">
            <text:p>0.141757595983976</text:p>
          </table:table-cell>
          <table:table-cell office:value-type="float" office:value="0.3540293" calcext:value-type="float">
            <text:p>0.3540293</text:p>
          </table:table-cell>
          <table:table-cell office:value-type="float" office:value="0.2493738" calcext:value-type="float">
            <text:p>0.2493738</text:p>
          </table:table-cell>
          <table:table-cell office:value-type="float" office:value="4.51640161039799E-037" calcext:value-type="float">
            <text:p>4.51640161039799E-37</text:p>
          </table:table-cell>
          <table:table-cell office:value-type="float" office:value="40.3631650633526" calcext:value-type="float">
            <text:p>40.3631650633526</text:p>
          </table:table-cell>
          <table:table-cell office:value-type="float" office:value="0.3758835" calcext:value-type="float">
            <text:p>0.3758835</text:p>
          </table:table-cell>
          <table:table-cell office:value-type="float" office:value="0.3536741" calcext:value-type="float">
            <text:p>0.3536741</text:p>
          </table:table-cell>
          <table:table-cell office:value-type="float" office:value="0.000000000203856785946596" calcext:value-type="float">
            <text:p>2.03856785946596E-10</text:p>
          </table:table-cell>
          <table:table-cell office:value-type="float" office:value="8.11021949796126" calcext:value-type="float">
            <text:p>8.11021949796126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70609.625" calcext:value-type="float">
            <text:p>70609.625</text:p>
          </table:table-cell>
          <table:table-cell office:value-type="float" office:value="73336.0833333333" calcext:value-type="float">
            <text:p>73336.0833333333</text:p>
          </table:table-cell>
          <table:table-cell office:value-type="float" office:value="0.0000000000000235759602649641" calcext:value-type="float">
            <text:p>2.35759602649641E-14</text:p>
          </table:table-cell>
          <table:table-cell office:value-type="float" office:value="-10.9121427778889" calcext:value-type="float">
            <text:p>-10.9121427778889</text:p>
          </table:table-cell>
          <table:table-cell office:value-type="float" office:value="5757599.29166667" calcext:value-type="float">
            <text:p>5757599.29166667</text:p>
          </table:table-cell>
          <table:table-cell office:value-type="float" office:value="6104640.29166667" calcext:value-type="float">
            <text:p>6104640.29166667</text:p>
          </table:table-cell>
          <table:table-cell office:value-type="float" office:value="3.03595801709942E-017" calcext:value-type="float">
            <text:p>3.03595801709942E-17</text:p>
          </table:table-cell>
          <table:table-cell office:value-type="float" office:value="-13.1927236926823" calcext:value-type="float">
            <text:p>-13.1927236926823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2.0946552568126E-020" calcext:value-type="float">
            <text:p>2.0946552568126E-20</text:p>
          </table:table-cell>
          <table:table-cell office:value-type="float" office:value="15.9855374656258" calcext:value-type="float">
            <text:p>15.9855374656258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7339.04166666667" calcext:value-type="float">
            <text:p>7339.04166666667</text:p>
          </table:table-cell>
          <table:table-cell office:value-type="float" office:value="7337.75" calcext:value-type="float">
            <text:p>7337.75</text:p>
          </table:table-cell>
          <table:table-cell office:value-type="float" office:value="0.759727304151713" calcext:value-type="float">
            <text:p>0.759727304151713</text:p>
          </table:table-cell>
          <table:table-cell office:value-type="float" office:value="0.307663275731993" calcext:value-type="float">
            <text:p>0.307663275731993</text:p>
          </table:table-cell>
          <table:table-cell office:value-type="float" office:value="0.3298587" calcext:value-type="float">
            <text:p>0.3298587</text:p>
          </table:table-cell>
          <table:table-cell office:value-type="float" office:value="0.2471296" calcext:value-type="float">
            <text:p>0.2471296</text:p>
          </table:table-cell>
          <table:table-cell office:value-type="float" office:value="5.07110282132483E-034" calcext:value-type="float">
            <text:p>5.07110282132483E-34</text:p>
          </table:table-cell>
          <table:table-cell office:value-type="float" office:value="34.1777069225013" calcext:value-type="float">
            <text:p>34.1777069225013</text:p>
          </table:table-cell>
          <table:table-cell office:value-type="float" office:value="0.3642801" calcext:value-type="float">
            <text:p>0.3642801</text:p>
          </table:table-cell>
          <table:table-cell office:value-type="float" office:value="0.3536652" calcext:value-type="float">
            <text:p>0.3536652</text:p>
          </table:table-cell>
          <table:table-cell office:value-type="float" office:value="0.00029369036074624" calcext:value-type="float">
            <text:p>0.000293690360746</text:p>
          </table:table-cell>
          <table:table-cell office:value-type="float" office:value="3.91862360709805" calcext:value-type="float">
            <text:p>3.9186236070980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72286.3333333333" calcext:value-type="float">
            <text:p>72286.3333333333</text:p>
          </table:table-cell>
          <table:table-cell office:value-type="float" office:value="73351.4583333333" calcext:value-type="float">
            <text:p>73351.4583333333</text:p>
          </table:table-cell>
          <table:table-cell office:value-type="float" office:value="0.0000028122811066253" calcext:value-type="float">
            <text:p>2.8122811066253E-06</text:p>
          </table:table-cell>
          <table:table-cell office:value-type="float" office:value="-5.33722002821369" calcext:value-type="float">
            <text:p>-5.33722002821369</text:p>
          </table:table-cell>
          <table:table-cell office:value-type="float" office:value="6023319.75" calcext:value-type="float">
            <text:p>6023319.75</text:p>
          </table:table-cell>
          <table:table-cell office:value-type="float" office:value="6163589.45833333" calcext:value-type="float">
            <text:p>6163589.45833333</text:p>
          </table:table-cell>
          <table:table-cell office:value-type="float" office:value="0.000000000752578750152604" calcext:value-type="float">
            <text:p>7.52578750152604E-10</text:p>
          </table:table-cell>
          <table:table-cell office:value-type="float" office:value="-7.72568892604491" calcext:value-type="float">
            <text:p>-7.72568892604491</text:p>
          </table:table-cell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.83560743710856E-022" calcext:value-type="float">
            <text:p>3.83560743710856E-22</text:p>
          </table:table-cell>
          <table:table-cell office:value-type="float" office:value="17.6807500443758" calcext:value-type="float">
            <text:p>17.6807500443758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6644.83333333333" calcext:value-type="float">
            <text:p>6644.83333333333</text:p>
          </table:table-cell>
          <table:table-cell office:value-type="float" office:value="6647.83333333333" calcext:value-type="float">
            <text:p>6647.83333333333</text:p>
          </table:table-cell>
          <table:table-cell office:value-type="float" office:value="0.445115247352146" calcext:value-type="float">
            <text:p>0.445115247352146</text:p>
          </table:table-cell>
          <table:table-cell office:value-type="float" office:value="-0.770206232448884" calcext:value-type="float">
            <text:p>-0.770206232448884</text:p>
          </table:table-cell>
          <table:table-cell office:value-type="float" office:value="0.348183" calcext:value-type="float">
            <text:p>0.348183</text:p>
          </table:table-cell>
          <table:table-cell office:value-type="float" office:value="0.2441204" calcext:value-type="float">
            <text:p>0.2441204</text:p>
          </table:table-cell>
          <table:table-cell office:value-type="float" office:value="6.16213860894747E-038" calcext:value-type="float">
            <text:p>6.16213860894747E-38</text:p>
          </table:table-cell>
          <table:table-cell office:value-type="float" office:value="42.4167872488184" calcext:value-type="float">
            <text:p>42.4167872488184</text:p>
          </table:table-cell>
          <table:table-cell office:value-type="float" office:value="0.3606434" calcext:value-type="float">
            <text:p>0.3606434</text:p>
          </table:table-cell>
          <table:table-cell office:value-type="float" office:value="0.3394638" calcext:value-type="float">
            <text:p>0.3394638</text:p>
          </table:table-cell>
          <table:table-cell office:value-type="float" office:value="0.000000000745597374596206" calcext:value-type="float">
            <text:p>7.45597374596206E-10</text:p>
          </table:table-cell>
          <table:table-cell office:value-type="float" office:value="7.72912806975318" calcext:value-type="float">
            <text:p>7.72912806975318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70900.7083333333" calcext:value-type="float">
            <text:p>70900.7083333333</text:p>
          </table:table-cell>
          <table:table-cell office:value-type="float" office:value="73546.3333333333" calcext:value-type="float">
            <text:p>73546.3333333333</text:p>
          </table:table-cell>
          <table:table-cell office:value-type="float" office:value="2.19474653027394E-019" calcext:value-type="float">
            <text:p>2.19474653027394E-19</text:p>
          </table:table-cell>
          <table:table-cell office:value-type="float" office:value="-15.0455372340612" calcext:value-type="float">
            <text:p>-15.0455372340612</text:p>
          </table:table-cell>
          <table:table-cell office:value-type="float" office:value="5790531.375" calcext:value-type="float">
            <text:p>5790531.375</text:p>
          </table:table-cell>
          <table:table-cell office:value-type="float" office:value="6119759.33333333" calcext:value-type="float">
            <text:p>6119759.33333333</text:p>
          </table:table-cell>
          <table:table-cell office:value-type="float" office:value="7.61535115635425E-020" calcext:value-type="float">
            <text:p>7.61535115635425E-20</text:p>
          </table:table-cell>
          <table:table-cell office:value-type="float" office:value="-15.4642281744072" calcext:value-type="float">
            <text:p>-15.4642281744072</text:p>
          </table:table-cell>
        </table:table-row>
        <table:table-row table:style-name="ro1">
          <table:table-cell office:value-type="float" office:value="10.3333333333333" calcext:value-type="float">
            <text:p>10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.03167025420213E-019" calcext:value-type="float">
            <text:p>2.03167025420213E-19</text:p>
          </table:table-cell>
          <table:table-cell office:value-type="float" office:value="15.0758152567457" calcext:value-type="float">
            <text:p>15.075815256745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7346.25" calcext:value-type="float">
            <text:p>7346.25</text:p>
          </table:table-cell>
          <table:table-cell office:value-type="float" office:value="7343.54166666667" calcext:value-type="float">
            <text:p>7343.54166666667</text:p>
          </table:table-cell>
          <table:table-cell office:value-type="float" office:value="0.478618293987284" calcext:value-type="float">
            <text:p>0.478618293987284</text:p>
          </table:table-cell>
          <table:table-cell office:value-type="float" office:value="0.714353228531291" calcext:value-type="float">
            <text:p>0.714353228531291</text:p>
          </table:table-cell>
          <table:table-cell office:value-type="float" office:value="0.320257" calcext:value-type="float">
            <text:p>0.320257</text:p>
          </table:table-cell>
          <table:table-cell office:value-type="float" office:value="0.2392904" calcext:value-type="float">
            <text:p>0.2392904</text:p>
          </table:table-cell>
          <table:table-cell office:value-type="float" office:value="2.26109678219319E-034" calcext:value-type="float">
            <text:p>2.26109678219319E-34</text:p>
          </table:table-cell>
          <table:table-cell office:value-type="float" office:value="34.7694370521801" calcext:value-type="float">
            <text:p>34.7694370521801</text:p>
          </table:table-cell>
          <table:table-cell office:value-type="float" office:value="0.3479568" calcext:value-type="float">
            <text:p>0.3479568</text:p>
          </table:table-cell>
          <table:table-cell office:value-type="float" office:value="0.3393182" calcext:value-type="float">
            <text:p>0.3393182</text:p>
          </table:table-cell>
          <table:table-cell office:value-type="float" office:value="0.00260270178369638" calcext:value-type="float">
            <text:p>0.002602701783696</text:p>
          </table:table-cell>
          <table:table-cell office:value-type="float" office:value="3.18450532785684" calcext:value-type="float">
            <text:p>3.1845053278568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72486.375" calcext:value-type="float">
            <text:p>72486.375</text:p>
          </table:table-cell>
          <table:table-cell office:value-type="float" office:value="73373.125" calcext:value-type="float">
            <text:p>73373.125</text:p>
          </table:table-cell>
          <table:table-cell office:value-type="float" office:value="0.000000000306311201247654" calcext:value-type="float">
            <text:p>3.06311201247654E-10</text:p>
          </table:table-cell>
          <table:table-cell office:value-type="float" office:value="-7.98966081929688" calcext:value-type="float">
            <text:p>-7.98966081929688</text:p>
          </table:table-cell>
          <table:table-cell office:value-type="float" office:value="6048975.75" calcext:value-type="float">
            <text:p>6048975.75</text:p>
          </table:table-cell>
          <table:table-cell office:value-type="float" office:value="6163690.83333333" calcext:value-type="float">
            <text:p>6163690.83333333</text:p>
          </table:table-cell>
          <table:table-cell office:value-type="float" office:value="0.0000000000000662661294477646" calcext:value-type="float">
            <text:p>6.62661294477646E-14</text:p>
          </table:table-cell>
          <table:table-cell office:value-type="float" office:value="-10.5773017980079" calcext:value-type="float">
            <text:p>-10.5773017980079</text:p>
          </table:table-cell>
        </table:table-row>
        <table:table-row table:style-name="ro1">
          <table:table-cell office:value-type="float" office:value="0.0416666666666667" calcext:value-type="float">
            <text:p>0.0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32254204987899" calcext:value-type="float">
            <text:p>0.32254204987899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689.20833333333" calcext:value-type="float">
            <text:p>6689.20833333333</text:p>
          </table:table-cell>
          <table:table-cell office:value-type="float" office:value="6690.875" calcext:value-type="float">
            <text:p>6690.875</text:p>
          </table:table-cell>
          <table:table-cell office:value-type="float" office:value="0.69775961853257" calcext:value-type="float">
            <text:p>0.69775961853257</text:p>
          </table:table-cell>
          <table:table-cell office:value-type="float" office:value="-0.390785837459249" calcext:value-type="float">
            <text:p>-0.390785837459249</text:p>
          </table:table-cell>
          <table:table-cell office:value-type="float" office:value="0.1799465" calcext:value-type="float">
            <text:p>0.1799465</text:p>
          </table:table-cell>
          <table:table-cell office:value-type="float" office:value="0.1282535" calcext:value-type="float">
            <text:p>0.1282535</text:p>
          </table:table-cell>
          <table:table-cell office:value-type="float" office:value="3.21162372289117E-028" calcext:value-type="float">
            <text:p>3.21162372289117E-28</text:p>
          </table:table-cell>
          <table:table-cell office:value-type="float" office:value="24.981200256227" calcext:value-type="float">
            <text:p>24.981200256227</text:p>
          </table:table-cell>
          <table:table-cell office:value-type="float" office:value="0.3691412" calcext:value-type="float">
            <text:p>0.3691412</text:p>
          </table:table-cell>
          <table:table-cell office:value-type="float" office:value="0.3709008" calcext:value-type="float">
            <text:p>0.3709008</text:p>
          </table:table-cell>
          <table:table-cell office:value-type="float" office:value="0.511782677113991" calcext:value-type="float">
            <text:p>0.511782677113991</text:p>
          </table:table-cell>
          <table:table-cell office:value-type="float" office:value="-0.661199530965287" calcext:value-type="float">
            <text:p>-0.661199530965287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97922.0416666667" calcext:value-type="float">
            <text:p>97922.0416666667</text:p>
          </table:table-cell>
          <table:table-cell office:value-type="float" office:value="97929.3333333333" calcext:value-type="float">
            <text:p>97929.3333333333</text:p>
          </table:table-cell>
          <table:table-cell office:value-type="float" office:value="0.980667648599726" calcext:value-type="float">
            <text:p>0.980667648599726</text:p>
          </table:table-cell>
          <table:table-cell office:value-type="float" office:value="-0.0243640020894822" calcext:value-type="float">
            <text:p>-0.024364002089482</text:p>
          </table:table-cell>
          <table:table-cell office:value-type="float" office:value="7963120.08333333" calcext:value-type="float">
            <text:p>7963120.08333333</text:p>
          </table:table-cell>
          <table:table-cell office:value-type="float" office:value="7965194.91666667" calcext:value-type="float">
            <text:p>7965194.91666667</text:p>
          </table:table-cell>
          <table:table-cell office:value-type="float" office:value="0.934179735268128" calcext:value-type="float">
            <text:p>0.934179735268128</text:p>
          </table:table-cell>
          <table:table-cell office:value-type="float" office:value="-0.083040391807615" calcext:value-type="float">
            <text:p>-0.0830403918076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7389.375" calcext:value-type="float">
            <text:p>7389.375</text:p>
          </table:table-cell>
          <table:table-cell office:value-type="float" office:value="7392.04166666667" calcext:value-type="float">
            <text:p>7392.04166666667</text:p>
          </table:table-cell>
          <table:table-cell office:value-type="float" office:value="0.477316522045973" calcext:value-type="float">
            <text:p>0.477316522045973</text:p>
          </table:table-cell>
          <table:table-cell office:value-type="float" office:value="-0.7164808022729" calcext:value-type="float">
            <text:p>-0.7164808022729</text:p>
          </table:table-cell>
          <table:table-cell office:value-type="float" office:value="0.1760965" calcext:value-type="float">
            <text:p>0.1760965</text:p>
          </table:table-cell>
          <table:table-cell office:value-type="float" office:value="0.1258494" calcext:value-type="float">
            <text:p>0.1258494</text:p>
          </table:table-cell>
          <table:table-cell office:value-type="float" office:value="3.30046494856153E-028" calcext:value-type="float">
            <text:p>3.30046494856153E-28</text:p>
          </table:table-cell>
          <table:table-cell office:value-type="float" office:value="24.9608712799906" calcext:value-type="float">
            <text:p>24.9608712799906</text:p>
          </table:table-cell>
          <table:table-cell office:value-type="float" office:value="0.3704604" calcext:value-type="float">
            <text:p>0.3704604</text:p>
          </table:table-cell>
          <table:table-cell office:value-type="float" office:value="0.3703612" calcext:value-type="float">
            <text:p>0.3703612</text:p>
          </table:table-cell>
          <table:table-cell office:value-type="float" office:value="0.970405035619103" calcext:value-type="float">
            <text:p>0.970405035619103</text:p>
          </table:table-cell>
          <table:table-cell office:value-type="float" office:value="0.0373027435605874" calcext:value-type="float">
            <text:p>0.037302743560587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97831" calcext:value-type="float">
            <text:p>97831</text:p>
          </table:table-cell>
          <table:table-cell office:value-type="float" office:value="98219.375" calcext:value-type="float">
            <text:p>98219.375</text:p>
          </table:table-cell>
          <table:table-cell office:value-type="float" office:value="0.204805209265939" calcext:value-type="float">
            <text:p>0.204805209265939</text:p>
          </table:table-cell>
          <table:table-cell office:value-type="float" office:value="-1.28621283262274" calcext:value-type="float">
            <text:p>-1.28621283262274</text:p>
          </table:table-cell>
          <table:table-cell office:value-type="float" office:value="8019973.375" calcext:value-type="float">
            <text:p>8019973.375</text:p>
          </table:table-cell>
          <table:table-cell office:value-type="float" office:value="8049921.83333333" calcext:value-type="float">
            <text:p>8049921.83333333</text:p>
          </table:table-cell>
          <table:table-cell office:value-type="float" office:value="0.222476273138608" calcext:value-type="float">
            <text:p>0.222476273138608</text:p>
          </table:table-cell>
          <table:table-cell office:value-type="float" office:value="-1.23669780205979" calcext:value-type="float">
            <text:p>-1.236697802059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6694.375" calcext:value-type="float">
            <text:p>6694.375</text:p>
          </table:table-cell>
          <table:table-cell office:value-type="float" office:value="6694.95833333333" calcext:value-type="float">
            <text:p>6694.95833333333</text:p>
          </table:table-cell>
          <table:table-cell office:value-type="float" office:value="0.863266060436774" calcext:value-type="float">
            <text:p>0.863266060436774</text:p>
          </table:table-cell>
          <table:table-cell office:value-type="float" office:value="-0.173184720839543" calcext:value-type="float">
            <text:p>-0.173184720839543</text:p>
          </table:table-cell>
          <table:table-cell office:value-type="float" office:value="0.1757815" calcext:value-type="float">
            <text:p>0.1757815</text:p>
          </table:table-cell>
          <table:table-cell office:value-type="float" office:value="0.1268509" calcext:value-type="float">
            <text:p>0.1268509</text:p>
          </table:table-cell>
          <table:table-cell office:value-type="float" office:value="5.02116968941008E-028" calcext:value-type="float">
            <text:p>5.02116968941008E-28</text:p>
          </table:table-cell>
          <table:table-cell office:value-type="float" office:value="24.6749827221069" calcext:value-type="float">
            <text:p>24.6749827221069</text:p>
          </table:table-cell>
          <table:table-cell office:value-type="float" office:value="0.3382882" calcext:value-type="float">
            <text:p>0.3382882</text:p>
          </table:table-cell>
          <table:table-cell office:value-type="float" office:value="0.3376344" calcext:value-type="float">
            <text:p>0.3376344</text:p>
          </table:table-cell>
          <table:table-cell office:value-type="float" office:value="0.809239483099473" calcext:value-type="float">
            <text:p>0.809239483099473</text:p>
          </table:table-cell>
          <table:table-cell office:value-type="float" office:value="0.242800323464456" calcext:value-type="float">
            <text:p>0.242800323464456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97892" calcext:value-type="float">
            <text:p>97892</text:p>
          </table:table-cell>
          <table:table-cell office:value-type="float" office:value="97839.6666666667" calcext:value-type="float">
            <text:p>97839.6666666667</text:p>
          </table:table-cell>
          <table:table-cell office:value-type="float" office:value="0.60962966865435" calcext:value-type="float">
            <text:p>0.60962966865435</text:p>
          </table:table-cell>
          <table:table-cell office:value-type="float" office:value="0.514119402522543" calcext:value-type="float">
            <text:p>0.514119402522543</text:p>
          </table:table-cell>
          <table:table-cell office:value-type="float" office:value="7961624.04166667" calcext:value-type="float">
            <text:p>7961624.04166667</text:p>
          </table:table-cell>
          <table:table-cell office:value-type="float" office:value="7959150" calcext:value-type="float">
            <text:p>7959150</text:p>
          </table:table-cell>
          <table:table-cell office:value-type="float" office:value="0.762698709091035" calcext:value-type="float">
            <text:p>0.762698709091035</text:p>
          </table:table-cell>
          <table:table-cell office:value-type="float" office:value="0.303735965914522" calcext:value-type="float">
            <text:p>0.3037359659145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7392.79166666667" calcext:value-type="float">
            <text:p>7392.79166666667</text:p>
          </table:table-cell>
          <table:table-cell office:value-type="float" office:value="7388.25" calcext:value-type="float">
            <text:p>7388.25</text:p>
          </table:table-cell>
          <table:table-cell office:value-type="float" office:value="0.183794372142822" calcext:value-type="float">
            <text:p>0.183794372142822</text:p>
          </table:table-cell>
          <table:table-cell office:value-type="float" office:value="1.34945806113311" calcext:value-type="float">
            <text:p>1.34945806113311</text:p>
          </table:table-cell>
          <table:table-cell office:value-type="float" office:value="0.1719411" calcext:value-type="float">
            <text:p>0.1719411</text:p>
          </table:table-cell>
          <table:table-cell office:value-type="float" office:value="0.1237509" calcext:value-type="float">
            <text:p>0.1237509</text:p>
          </table:table-cell>
          <table:table-cell office:value-type="float" office:value="3.24473341209009E-028" calcext:value-type="float">
            <text:p>3.24473341209009E-28</text:p>
          </table:table-cell>
          <table:table-cell office:value-type="float" office:value="24.9304012837956" calcext:value-type="float">
            <text:p>24.9304012837956</text:p>
          </table:table-cell>
          <table:table-cell office:value-type="float" office:value="0.3382567" calcext:value-type="float">
            <text:p>0.3382567</text:p>
          </table:table-cell>
          <table:table-cell office:value-type="float" office:value="0.3375196" calcext:value-type="float">
            <text:p>0.3375196</text:p>
          </table:table-cell>
          <table:table-cell office:value-type="float" office:value="0.784864953198935" calcext:value-type="float">
            <text:p>0.784864953198935</text:p>
          </table:table-cell>
          <table:table-cell office:value-type="float" office:value="0.274584475061003" calcext:value-type="float">
            <text:p>0.274584475061003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97859" calcext:value-type="float">
            <text:p>97859</text:p>
          </table:table-cell>
          <table:table-cell office:value-type="float" office:value="97950.5833333333" calcext:value-type="float">
            <text:p>97950.5833333333</text:p>
          </table:table-cell>
          <table:table-cell office:value-type="float" office:value="0.449648438380085" calcext:value-type="float">
            <text:p>0.449648438380085</text:p>
          </table:table-cell>
          <table:table-cell office:value-type="float" office:value="-0.762509548964812" calcext:value-type="float">
            <text:p>-0.762509548964812</text:p>
          </table:table-cell>
          <table:table-cell office:value-type="float" office:value="8020752.95833333" calcext:value-type="float">
            <text:p>8020752.95833333</text:p>
          </table:table-cell>
          <table:table-cell office:value-type="float" office:value="8026395.45833333" calcext:value-type="float">
            <text:p>8026395.45833333</text:p>
          </table:table-cell>
          <table:table-cell office:value-type="float" office:value="0.565787930046694" calcext:value-type="float">
            <text:p>0.565787930046694</text:p>
          </table:table-cell>
          <table:table-cell office:value-type="float" office:value="-0.578440909974721" calcext:value-type="float">
            <text:p>-0.578440909974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41895225855982" calcext:value-type="float">
            <text:p>1.41895225855982E-06</text:p>
          </table:table-cell>
          <table:table-cell office:value-type="float" office:value="5.53774924194538" calcext:value-type="float">
            <text:p>5.5377492419453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6691.83333333333" calcext:value-type="float">
            <text:p>6691.83333333333</text:p>
          </table:table-cell>
          <table:table-cell office:value-type="float" office:value="6696.75" calcext:value-type="float">
            <text:p>6696.75</text:p>
          </table:table-cell>
          <table:table-cell office:value-type="float" office:value="0.264911914796336" calcext:value-type="float">
            <text:p>0.264911914796336</text:p>
          </table:table-cell>
          <table:table-cell office:value-type="float" office:value="-1.12861551005345" calcext:value-type="float">
            <text:p>-1.12861551005345</text:p>
          </table:table-cell>
          <table:table-cell office:value-type="float" office:value="0.2821691" calcext:value-type="float">
            <text:p>0.2821691</text:p>
          </table:table-cell>
          <table:table-cell office:value-type="float" office:value="0.2255436" calcext:value-type="float">
            <text:p>0.2255436</text:p>
          </table:table-cell>
          <table:table-cell office:value-type="float" office:value="1.36151175859791E-024" calcext:value-type="float">
            <text:p>1.36151175859791E-24</text:p>
          </table:table-cell>
          <table:table-cell office:value-type="float" office:value="20.3942124189722" calcext:value-type="float">
            <text:p>20.3942124189722</text:p>
          </table:table-cell>
          <table:table-cell office:value-type="float" office:value="0.3701731" calcext:value-type="float">
            <text:p>0.3701731</text:p>
          </table:table-cell>
          <table:table-cell office:value-type="float" office:value="0.3691772" calcext:value-type="float">
            <text:p>0.3691772</text:p>
          </table:table-cell>
          <table:table-cell office:value-type="float" office:value="0.709722881225157" calcext:value-type="float">
            <text:p>0.709722881225157</text:p>
          </table:table-cell>
          <table:table-cell office:value-type="float" office:value="0.374541178312113" calcext:value-type="float">
            <text:p>0.374541178312113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97769.875" calcext:value-type="float">
            <text:p>97769.875</text:p>
          </table:table-cell>
          <table:table-cell office:value-type="float" office:value="98037.7083333333" calcext:value-type="float">
            <text:p>98037.7083333333</text:p>
          </table:table-cell>
          <table:table-cell office:value-type="float" office:value="0.518518528407956" calcext:value-type="float">
            <text:p>0.518518528407956</text:p>
          </table:table-cell>
          <table:table-cell office:value-type="float" office:value="-0.650635643401052" calcext:value-type="float">
            <text:p>-0.650635643401052</text:p>
          </table:table-cell>
          <table:table-cell office:value-type="float" office:value="7944858.58333333" calcext:value-type="float">
            <text:p>7944858.58333333</text:p>
          </table:table-cell>
          <table:table-cell office:value-type="float" office:value="7973382.375" calcext:value-type="float">
            <text:p>7973382.375</text:p>
          </table:table-cell>
          <table:table-cell office:value-type="float" office:value="0.40225425681228" calcext:value-type="float">
            <text:p>0.40225425681228</text:p>
          </table:table-cell>
          <table:table-cell office:value-type="float" office:value="-0.845416880893823" calcext:value-type="float">
            <text:p>-0.845416880893823</text:p>
          </table:table-cell>
        </table:table-row>
        <table:table-row table:style-name="ro1">
          <table:table-cell office:value-type="float" office:value="0.541666666666667" calcext:value-type="float">
            <text:p>0.5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00443879033559801" calcext:value-type="float">
            <text:p>4.43879033559801E-05</text:p>
          </table:table-cell>
          <table:table-cell office:value-type="float" office:value="4.51118447198894" calcext:value-type="float">
            <text:p>4.5111844719889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7391.125" calcext:value-type="float">
            <text:p>7391.125</text:p>
          </table:table-cell>
          <table:table-cell office:value-type="float" office:value="7394.125" calcext:value-type="float">
            <text:p>7394.125</text:p>
          </table:table-cell>
          <table:table-cell office:value-type="float" office:value="0.437808897255796" calcext:value-type="float">
            <text:p>0.437808897255796</text:p>
          </table:table-cell>
          <table:table-cell office:value-type="float" office:value="-0.782709218516681" calcext:value-type="float">
            <text:p>-0.782709218516681</text:p>
          </table:table-cell>
          <table:table-cell office:value-type="float" office:value="0.2806807" calcext:value-type="float">
            <text:p>0.2806807</text:p>
          </table:table-cell>
          <table:table-cell office:value-type="float" office:value="0.2212561" calcext:value-type="float">
            <text:p>0.2212561</text:p>
          </table:table-cell>
          <table:table-cell office:value-type="float" office:value="9.48705543530572E-026" calcext:value-type="float">
            <text:p>9.48705543530572E-26</text:p>
          </table:table-cell>
          <table:table-cell office:value-type="float" office:value="21.7532150796967" calcext:value-type="float">
            <text:p>21.7532150796967</text:p>
          </table:table-cell>
          <table:table-cell office:value-type="float" office:value="0.3719741" calcext:value-type="float">
            <text:p>0.3719741</text:p>
          </table:table-cell>
          <table:table-cell office:value-type="float" office:value="0.3689425" calcext:value-type="float">
            <text:p>0.3689425</text:p>
          </table:table-cell>
          <table:table-cell office:value-type="float" office:value="0.259627206004531" calcext:value-type="float">
            <text:p>0.259627206004531</text:p>
          </table:table-cell>
          <table:table-cell office:value-type="float" office:value="1.14135996253116" calcext:value-type="float">
            <text:p>1.14135996253116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97794.0416666667" calcext:value-type="float">
            <text:p>97794.0416666667</text:p>
          </table:table-cell>
          <table:table-cell office:value-type="float" office:value="97689.2083333333" calcext:value-type="float">
            <text:p>97689.2083333333</text:p>
          </table:table-cell>
          <table:table-cell office:value-type="float" office:value="0.797170305713606" calcext:value-type="float">
            <text:p>0.797170305713606</text:p>
          </table:table-cell>
          <table:table-cell office:value-type="float" office:value="0.258505097346665" calcext:value-type="float">
            <text:p>0.258505097346665</text:p>
          </table:table-cell>
          <table:table-cell office:value-type="float" office:value="8012789.95833333" calcext:value-type="float">
            <text:p>8012789.95833333</text:p>
          </table:table-cell>
          <table:table-cell office:value-type="float" office:value="8003339.08333333" calcext:value-type="float">
            <text:p>8003339.08333333</text:p>
          </table:table-cell>
          <table:table-cell office:value-type="float" office:value="0.774306004898223" calcext:value-type="float">
            <text:p>0.774306004898223</text:p>
          </table:table-cell>
          <table:table-cell office:value-type="float" office:value="0.28843963707937" calcext:value-type="float">
            <text:p>0.28843963707937</text:p>
          </table:table-cell>
        </table:table-row>
        <table:table-row table:style-name="ro1">
          <table:table-cell office:value-type="float" office:value="1.04166666666667" calcext:value-type="float">
            <text:p>1.04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00146957396452343" calcext:value-type="float">
            <text:p>0.000146957396452</text:p>
          </table:table-cell>
          <table:table-cell office:value-type="float" office:value="4.13926228362999" calcext:value-type="float">
            <text:p>4.13926228362999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6705.83333333333" calcext:value-type="float">
            <text:p>6705.83333333333</text:p>
          </table:table-cell>
          <table:table-cell office:value-type="float" office:value="6706.79166666667" calcext:value-type="float">
            <text:p>6706.79166666667</text:p>
          </table:table-cell>
          <table:table-cell office:value-type="float" office:value="0.7785376328236" calcext:value-type="float">
            <text:p>0.7785376328236</text:p>
          </table:table-cell>
          <table:table-cell office:value-type="float" office:value="-0.282880379667" calcext:value-type="float">
            <text:p>-0.282880379667</text:p>
          </table:table-cell>
          <table:table-cell office:value-type="float" office:value="0.2669252" calcext:value-type="float">
            <text:p>0.2669252</text:p>
          </table:table-cell>
          <table:table-cell office:value-type="float" office:value="0.2108065" calcext:value-type="float">
            <text:p>0.2108065</text:p>
          </table:table-cell>
          <table:table-cell office:value-type="float" office:value="7.49960457807931E-026" calcext:value-type="float">
            <text:p>7.49960457807931E-26</text:p>
          </table:table-cell>
          <table:table-cell office:value-type="float" office:value="21.9035140630405" calcext:value-type="float">
            <text:p>21.9035140630405</text:p>
          </table:table-cell>
          <table:table-cell office:value-type="float" office:value="0.3381959" calcext:value-type="float">
            <text:p>0.3381959</text:p>
          </table:table-cell>
          <table:table-cell office:value-type="float" office:value="0.3374245" calcext:value-type="float">
            <text:p>0.3374245</text:p>
          </table:table-cell>
          <table:table-cell office:value-type="float" office:value="0.774530562893511" calcext:value-type="float">
            <text:p>0.774530562893511</text:p>
          </table:table-cell>
          <table:table-cell office:value-type="float" office:value="0.288144399396182" calcext:value-type="float">
            <text:p>0.288144399396182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97667.5416666667" calcext:value-type="float">
            <text:p>97667.5416666667</text:p>
          </table:table-cell>
          <table:table-cell office:value-type="float" office:value="97809.75" calcext:value-type="float">
            <text:p>97809.75</text:p>
          </table:table-cell>
          <table:table-cell office:value-type="float" office:value="0.280736395009062" calcext:value-type="float">
            <text:p>0.280736395009062</text:p>
          </table:table-cell>
          <table:table-cell office:value-type="float" office:value="-1.09150156369856" calcext:value-type="float">
            <text:p>-1.09150156369856</text:p>
          </table:table-cell>
          <table:table-cell office:value-type="float" office:value="7937555.95833333" calcext:value-type="float">
            <text:p>7937555.95833333</text:p>
          </table:table-cell>
          <table:table-cell office:value-type="float" office:value="7957055.66666667" calcext:value-type="float">
            <text:p>7957055.66666667</text:p>
          </table:table-cell>
          <table:table-cell office:value-type="float" office:value="0.0930541998955801" calcext:value-type="float">
            <text:p>0.09305419989558</text:p>
          </table:table-cell>
          <table:table-cell office:value-type="float" office:value="-1.71511510126962" calcext:value-type="float">
            <text:p>-1.715115101269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0140551546000093" calcext:value-type="float">
            <text:p>0.000140551546</text:p>
          </table:table-cell>
          <table:table-cell office:value-type="float" office:value="4.15331193145904" calcext:value-type="float">
            <text:p>4.1533119314590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7401.79166666667" calcext:value-type="float">
            <text:p>7401.79166666667</text:p>
          </table:table-cell>
          <table:table-cell office:value-type="float" office:value="7402.33333333333" calcext:value-type="float">
            <text:p>7402.33333333333</text:p>
          </table:table-cell>
          <table:table-cell office:value-type="float" office:value="0.857725954552341" calcext:value-type="float">
            <text:p>0.857725954552341</text:p>
          </table:table-cell>
          <table:table-cell office:value-type="float" office:value="-0.180278317446469" calcext:value-type="float">
            <text:p>-0.180278317446469</text:p>
          </table:table-cell>
          <table:table-cell office:value-type="float" office:value="0.2640805" calcext:value-type="float">
            <text:p>0.2640805</text:p>
          </table:table-cell>
          <table:table-cell office:value-type="float" office:value="0.2087678" calcext:value-type="float">
            <text:p>0.2087678</text:p>
          </table:table-cell>
          <table:table-cell office:value-type="float" office:value="5.72129762794749E-026" calcext:value-type="float">
            <text:p>5.72129762794749E-26</text:p>
          </table:table-cell>
          <table:table-cell office:value-type="float" office:value="22.0543403485451" calcext:value-type="float">
            <text:p>22.0543403485451</text:p>
          </table:table-cell>
          <table:table-cell office:value-type="float" office:value="0.3382044" calcext:value-type="float">
            <text:p>0.3382044</text:p>
          </table:table-cell>
          <table:table-cell office:value-type="float" office:value="0.3376907" calcext:value-type="float">
            <text:p>0.3376907</text:p>
          </table:table-cell>
          <table:table-cell office:value-type="float" office:value="0.849231053376098" calcext:value-type="float">
            <text:p>0.849231053376098</text:p>
          </table:table-cell>
          <table:table-cell office:value-type="float" office:value="0.191173405785037" calcext:value-type="float">
            <text:p>0.191173405785037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97684.7916666667" calcext:value-type="float">
            <text:p>97684.7916666667</text:p>
          </table:table-cell>
          <table:table-cell office:value-type="float" office:value="97924.625" calcext:value-type="float">
            <text:p>97924.625</text:p>
          </table:table-cell>
          <table:table-cell office:value-type="float" office:value="0.0198447702599725" calcext:value-type="float">
            <text:p>0.019844770259973</text:p>
          </table:table-cell>
          <table:table-cell office:value-type="float" office:value="-2.41339904827001" calcext:value-type="float">
            <text:p>-2.41339904827001</text:p>
          </table:table-cell>
          <table:table-cell office:value-type="float" office:value="8004235.08333333" calcext:value-type="float">
            <text:p>8004235.08333333</text:p>
          </table:table-cell>
          <table:table-cell office:value-type="float" office:value="8026131.91666667" calcext:value-type="float">
            <text:p>8026131.91666667</text:p>
          </table:table-cell>
          <table:table-cell office:value-type="float" office:value="0.00717403683135087" calcext:value-type="float">
            <text:p>0.007174036831351</text:p>
          </table:table-cell>
          <table:table-cell office:value-type="float" office:value="-2.81409142380651" calcext:value-type="float">
            <text:p>-2.8140914238065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5.12739991901991E-017" calcext:value-type="float">
            <text:p>5.12739991901991E-17</text:p>
          </table:table-cell>
          <table:table-cell office:value-type="float" office:value="13.0045240996671" calcext:value-type="float">
            <text:p>13.0045240996671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6702" calcext:value-type="float">
            <text:p>6702</text:p>
          </table:table-cell>
          <table:table-cell office:value-type="float" office:value="6703.375" calcext:value-type="float">
            <text:p>6703.375</text:p>
          </table:table-cell>
          <table:table-cell office:value-type="float" office:value="0.731806531718494" calcext:value-type="float">
            <text:p>0.731806531718494</text:p>
          </table:table-cell>
          <table:table-cell office:value-type="float" office:value="-0.344813075064106" calcext:value-type="float">
            <text:p>-0.344813075064106</text:p>
          </table:table-cell>
          <table:table-cell office:value-type="float" office:value="0.3840281" calcext:value-type="float">
            <text:p>0.3840281</text:p>
          </table:table-cell>
          <table:table-cell office:value-type="float" office:value="0.3143013" calcext:value-type="float">
            <text:p>0.3143013</text:p>
          </table:table-cell>
          <table:table-cell office:value-type="float" office:value="4.29936735736908E-034" calcext:value-type="float">
            <text:p>4.29936735736908E-34</text:p>
          </table:table-cell>
          <table:table-cell office:value-type="float" office:value="34.2412279127938" calcext:value-type="float">
            <text:p>34.2412279127938</text:p>
          </table:table-cell>
          <table:table-cell office:value-type="float" office:value="0.3803295" calcext:value-type="float">
            <text:p>0.3803295</text:p>
          </table:table-cell>
          <table:table-cell office:value-type="float" office:value="0.3708142" calcext:value-type="float">
            <text:p>0.3708142</text:p>
          </table:table-cell>
          <table:table-cell office:value-type="float" office:value="0.000874004741697746" calcext:value-type="float">
            <text:p>0.000874004741698</text:p>
          </table:table-cell>
          <table:table-cell office:value-type="float" office:value="3.56031793642527" calcext:value-type="float">
            <text:p>3.56031793642527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96481.7916666667" calcext:value-type="float">
            <text:p>96481.7916666667</text:p>
          </table:table-cell>
          <table:table-cell office:value-type="float" office:value="98086.5833333333" calcext:value-type="float">
            <text:p>98086.5833333333</text:p>
          </table:table-cell>
          <table:table-cell office:value-type="float" office:value="0.0000894663397834593" calcext:value-type="float">
            <text:p>8.94663397834593E-05</text:p>
          </table:table-cell>
          <table:table-cell office:value-type="float" office:value="-4.29476462275159" calcext:value-type="float">
            <text:p>-4.29476462275159</text:p>
          </table:table-cell>
          <table:table-cell office:value-type="float" office:value="7789373.25" calcext:value-type="float">
            <text:p>7789373.25</text:p>
          </table:table-cell>
          <table:table-cell office:value-type="float" office:value="7978801.16666667" calcext:value-type="float">
            <text:p>7978801.16666667</text:p>
          </table:table-cell>
          <table:table-cell office:value-type="float" office:value="0.00000160749837592875" calcext:value-type="float">
            <text:p>1.60749837592875E-06</text:p>
          </table:table-cell>
          <table:table-cell office:value-type="float" office:value="-5.5012636671035" calcext:value-type="float">
            <text:p>-5.5012636671035</text:p>
          </table:table-cell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.49122466956763E-017" calcext:value-type="float">
            <text:p>2.49122466956763E-17</text:p>
          </table:table-cell>
          <table:table-cell office:value-type="float" office:value="13.2641541201089" calcext:value-type="float">
            <text:p>13.2641541201089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7402.29166666667" calcext:value-type="float">
            <text:p>7402.29166666667</text:p>
          </table:table-cell>
          <table:table-cell office:value-type="float" office:value="7399.54166666667" calcext:value-type="float">
            <text:p>7399.54166666667</text:p>
          </table:table-cell>
          <table:table-cell office:value-type="float" office:value="0.396014024205793" calcext:value-type="float">
            <text:p>0.396014024205793</text:p>
          </table:table-cell>
          <table:table-cell office:value-type="float" office:value="0.856769110961025" calcext:value-type="float">
            <text:p>0.856769110961025</text:p>
          </table:table-cell>
          <table:table-cell office:value-type="float" office:value="0.3703374" calcext:value-type="float">
            <text:p>0.3703374</text:p>
          </table:table-cell>
          <table:table-cell office:value-type="float" office:value="0.3110455" calcext:value-type="float">
            <text:p>0.3110455</text:p>
          </table:table-cell>
          <table:table-cell office:value-type="float" office:value="7.12388494683711E-032" calcext:value-type="float">
            <text:p>7.12388494683711E-32</text:p>
          </table:table-cell>
          <table:table-cell office:value-type="float" office:value="30.3372593126978" calcext:value-type="float">
            <text:p>30.3372593126978</text:p>
          </table:table-cell>
          <table:table-cell office:value-type="float" office:value="0.3755897" calcext:value-type="float">
            <text:p>0.3755897</text:p>
          </table:table-cell>
          <table:table-cell office:value-type="float" office:value="0.3703651" calcext:value-type="float">
            <text:p>0.3703651</text:p>
          </table:table-cell>
          <table:table-cell office:value-type="float" office:value="0.0557053162611478" calcext:value-type="float">
            <text:p>0.055705316261148</text:p>
          </table:table-cell>
          <table:table-cell office:value-type="float" office:value="1.96303522446144" calcext:value-type="float">
            <text:p>1.9630352244614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97043.75" calcext:value-type="float">
            <text:p>97043.75</text:p>
          </table:table-cell>
          <table:table-cell office:value-type="float" office:value="97832.875" calcext:value-type="float">
            <text:p>97832.875</text:p>
          </table:table-cell>
          <table:table-cell office:value-type="float" office:value="0.0126367650179788" calcext:value-type="float">
            <text:p>0.012636765017979</text:p>
          </table:table-cell>
          <table:table-cell office:value-type="float" office:value="-2.5954296321037" calcext:value-type="float">
            <text:p>-2.5954296321037</text:p>
          </table:table-cell>
          <table:table-cell office:value-type="float" office:value="7926216.41666667" calcext:value-type="float">
            <text:p>7926216.41666667</text:p>
          </table:table-cell>
          <table:table-cell office:value-type="float" office:value="8019926.54166667" calcext:value-type="float">
            <text:p>8019926.54166667</text:p>
          </table:table-cell>
          <table:table-cell office:value-type="float" office:value="0.000625939314068969" calcext:value-type="float">
            <text:p>0.000625939314069</text:p>
          </table:table-cell>
          <table:table-cell office:value-type="float" office:value="-3.67156740418061" calcext:value-type="float">
            <text:p>-3.67156740418061</text:p>
          </table:table-cell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.80060316633442E-022" calcext:value-type="float">
            <text:p>2.80060316633442E-22</text:p>
          </table:table-cell>
          <table:table-cell office:value-type="float" office:value="17.8194020124947" calcext:value-type="float">
            <text:p>17.8194020124947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6711.08333333333" calcext:value-type="float">
            <text:p>6711.08333333333</text:p>
          </table:table-cell>
          <table:table-cell office:value-type="float" office:value="6715" calcext:value-type="float">
            <text:p>6715</text:p>
          </table:table-cell>
          <table:table-cell office:value-type="float" office:value="0.243392238413115" calcext:value-type="float">
            <text:p>0.243392238413115</text:p>
          </table:table-cell>
          <table:table-cell office:value-type="float" office:value="-1.18171438637506" calcext:value-type="float">
            <text:p>-1.18171438637506</text:p>
          </table:table-cell>
          <table:table-cell office:value-type="float" office:value="0.3654166" calcext:value-type="float">
            <text:p>0.3654166</text:p>
          </table:table-cell>
          <table:table-cell office:value-type="float" office:value="0.2977063" calcext:value-type="float">
            <text:p>0.2977063</text:p>
          </table:table-cell>
          <table:table-cell office:value-type="float" office:value="4.53846059994808E-034" calcext:value-type="float">
            <text:p>4.53846059994808E-34</text:p>
          </table:table-cell>
          <table:table-cell office:value-type="float" office:value="34.3939536987475" calcext:value-type="float">
            <text:p>34.3939536987475</text:p>
          </table:table-cell>
          <table:table-cell office:value-type="float" office:value="0.3468916" calcext:value-type="float">
            <text:p>0.3468916</text:p>
          </table:table-cell>
          <table:table-cell office:value-type="float" office:value="0.3374165" calcext:value-type="float">
            <text:p>0.3374165</text:p>
          </table:table-cell>
          <table:table-cell office:value-type="float" office:value="0.00105775163501027" calcext:value-type="float">
            <text:p>0.00105775163501</text:p>
          </table:table-cell>
          <table:table-cell office:value-type="float" office:value="3.49601306781901" calcext:value-type="float">
            <text:p>3.49601306781901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96318.875" calcext:value-type="float">
            <text:p>96318.875</text:p>
          </table:table-cell>
          <table:table-cell office:value-type="float" office:value="98045.75" calcext:value-type="float">
            <text:p>98045.75</text:p>
          </table:table-cell>
          <table:table-cell office:value-type="float" office:value="1.50065238751976E-016" calcext:value-type="float">
            <text:p>1.50065238751976E-16</text:p>
          </table:table-cell>
          <table:table-cell office:value-type="float" office:value="-12.6237703622027" calcext:value-type="float">
            <text:p>-12.6237703622027</text:p>
          </table:table-cell>
          <table:table-cell office:value-type="float" office:value="7776524.91666667" calcext:value-type="float">
            <text:p>7776524.91666667</text:p>
          </table:table-cell>
          <table:table-cell office:value-type="float" office:value="7977620.70833333" calcext:value-type="float">
            <text:p>7977620.70833333</text:p>
          </table:table-cell>
          <table:table-cell office:value-type="float" office:value="1.22937092109021E-019" calcext:value-type="float">
            <text:p>1.22937092109021E-19</text:p>
          </table:table-cell>
          <table:table-cell office:value-type="float" office:value="-15.2738220443531" calcext:value-type="float">
            <text:p>-15.2738220443531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0" calcext:value-type="float">
            <text:p>0</text:p>
          </table:table-cell>
          <table:table-cell office:value-type="float" office:value="4.45175690310606E-017" calcext:value-type="float">
            <text:p>4.45175690310606E-17</text:p>
          </table:table-cell>
          <table:table-cell office:value-type="float" office:value="13.0551100124012" calcext:value-type="float">
            <text:p>13.0551100124012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7409.08333333333" calcext:value-type="float">
            <text:p>7409.08333333333</text:p>
          </table:table-cell>
          <table:table-cell office:value-type="float" office:value="7407.875" calcext:value-type="float">
            <text:p>7407.875</text:p>
          </table:table-cell>
          <table:table-cell office:value-type="float" office:value="0.719753212769406" calcext:value-type="float">
            <text:p>0.719753212769406</text:p>
          </table:table-cell>
          <table:table-cell office:value-type="float" office:value="0.360998552994522" calcext:value-type="float">
            <text:p>0.360998552994522</text:p>
          </table:table-cell>
          <table:table-cell office:value-type="float" office:value="0.3549303" calcext:value-type="float">
            <text:p>0.3549303</text:p>
          </table:table-cell>
          <table:table-cell office:value-type="float" office:value="0.2933698" calcext:value-type="float">
            <text:p>0.2933698</text:p>
          </table:table-cell>
          <table:table-cell office:value-type="float" office:value="2.25841616697351E-033" calcext:value-type="float">
            <text:p>2.25841616697351E-33</text:p>
          </table:table-cell>
          <table:table-cell office:value-type="float" office:value="32.9632148017926" calcext:value-type="float">
            <text:p>32.9632148017926</text:p>
          </table:table-cell>
          <table:table-cell office:value-type="float" office:value="0.3423511" calcext:value-type="float">
            <text:p>0.3423511</text:p>
          </table:table-cell>
          <table:table-cell office:value-type="float" office:value="0.3367132" calcext:value-type="float">
            <text:p>0.3367132</text:p>
          </table:table-cell>
          <table:table-cell office:value-type="float" office:value="0.0421749122649645" calcext:value-type="float">
            <text:p>0.042174912264965</text:p>
          </table:table-cell>
          <table:table-cell office:value-type="float" office:value="2.08999501241414" calcext:value-type="float">
            <text:p>2.0899950124141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97041.8333333333" calcext:value-type="float">
            <text:p>97041.8333333333</text:p>
          </table:table-cell>
          <table:table-cell office:value-type="float" office:value="97972.375" calcext:value-type="float">
            <text:p>97972.375</text:p>
          </table:table-cell>
          <table:table-cell office:value-type="float" office:value="0.0000000111075052249532" calcext:value-type="float">
            <text:p>1.11075052249532E-08</text:p>
          </table:table-cell>
          <table:table-cell office:value-type="float" office:value="-6.94267988703237" calcext:value-type="float">
            <text:p>-6.94267988703237</text:p>
          </table:table-cell>
          <table:table-cell office:value-type="float" office:value="7922154.54166667" calcext:value-type="float">
            <text:p>7922154.54166667</text:p>
          </table:table-cell>
          <table:table-cell office:value-type="float" office:value="8027550.875" calcext:value-type="float">
            <text:p>8027550.875</text:p>
          </table:table-cell>
          <table:table-cell office:value-type="float" office:value="0.0000000000769697653140295" calcext:value-type="float">
            <text:p>7.69697653140295E-11</text:p>
          </table:table-cell>
          <table:table-cell office:value-type="float" office:value="-8.39859369520266" calcext:value-type="float">
            <text:p>-8.398593695202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6737.33333333333" calcext:value-type="float">
            <text:p>6737.33333333333</text:p>
          </table:table-cell>
          <table:table-cell office:value-type="float" office:value="6738.5" calcext:value-type="float">
            <text:p>6738.5</text:p>
          </table:table-cell>
          <table:table-cell office:value-type="float" office:value="0.681404978540779" calcext:value-type="float">
            <text:p>0.681404978540779</text:p>
          </table:table-cell>
          <table:table-cell office:value-type="float" office:value="-0.413165640770389" calcext:value-type="float">
            <text:p>-0.413165640770389</text:p>
          </table:table-cell>
          <table:table-cell office:value-type="float" office:value="0.1893682" calcext:value-type="float">
            <text:p>0.1893682</text:p>
          </table:table-cell>
          <table:table-cell office:value-type="float" office:value="0.1519417" calcext:value-type="float">
            <text:p>0.1519417</text:p>
          </table:table-cell>
          <table:table-cell office:value-type="float" office:value="1.10718267614013E-018" calcext:value-type="float">
            <text:p>1.10718267614013E-18</text:p>
          </table:table-cell>
          <table:table-cell office:value-type="float" office:value="14.4574574445605" calcext:value-type="float">
            <text:p>14.4574574445605</text:p>
          </table:table-cell>
          <table:table-cell office:value-type="float" office:value="0.3901285" calcext:value-type="float">
            <text:p>0.3901285</text:p>
          </table:table-cell>
          <table:table-cell office:value-type="float" office:value="0.3902107" calcext:value-type="float">
            <text:p>0.3902107</text:p>
          </table:table-cell>
          <table:table-cell office:value-type="float" office:value="0.974867447043102" calcext:value-type="float">
            <text:p>0.974867447043102</text:p>
          </table:table-cell>
          <table:table-cell office:value-type="float" office:value="-0.0316760386593085" calcext:value-type="float">
            <text:p>-0.031676038659309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146451.833333333" calcext:value-type="float">
            <text:p>146451.833333333</text:p>
          </table:table-cell>
          <table:table-cell office:value-type="float" office:value="146121.041666667" calcext:value-type="float">
            <text:p>146121.041666667</text:p>
          </table:table-cell>
          <table:table-cell office:value-type="float" office:value="0.60838381686406" calcext:value-type="float">
            <text:p>0.60838381686406</text:p>
          </table:table-cell>
          <table:table-cell office:value-type="float" office:value="0.515916478550808" calcext:value-type="float">
            <text:p>0.515916478550808</text:p>
          </table:table-cell>
          <table:table-cell office:value-type="float" office:value="11633333.3333333" calcext:value-type="float">
            <text:p>11633333.3333333</text:p>
          </table:table-cell>
          <table:table-cell office:value-type="float" office:value="11616666.6666667" calcext:value-type="float">
            <text:p>11616666.6666667</text:p>
          </table:table-cell>
          <table:table-cell office:value-type="float" office:value="0.760212507776989" calcext:value-type="float">
            <text:p>0.760212507776989</text:p>
          </table:table-cell>
          <table:table-cell office:value-type="float" office:value="0.307021652464417" calcext:value-type="float">
            <text:p>0.3070216524644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433.33333333333" calcext:value-type="float">
            <text:p>7433.33333333333</text:p>
          </table:table-cell>
          <table:table-cell office:value-type="float" office:value="7431.45833333333" calcext:value-type="float">
            <text:p>7431.45833333333</text:p>
          </table:table-cell>
          <table:table-cell office:value-type="float" office:value="0.50999268165952" calcext:value-type="float">
            <text:p>0.50999268165952</text:p>
          </table:table-cell>
          <table:table-cell office:value-type="float" office:value="0.66401935146682" calcext:value-type="float">
            <text:p>0.66401935146682</text:p>
          </table:table-cell>
          <table:table-cell office:value-type="float" office:value="0.1843913" calcext:value-type="float">
            <text:p>0.1843913</text:p>
          </table:table-cell>
          <table:table-cell office:value-type="float" office:value="0.1482458" calcext:value-type="float">
            <text:p>0.1482458</text:p>
          </table:table-cell>
          <table:table-cell office:value-type="float" office:value="1.63947321258323E-018" calcext:value-type="float">
            <text:p>1.63947321258323E-18</text:p>
          </table:table-cell>
          <table:table-cell office:value-type="float" office:value="14.3098260185915" calcext:value-type="float">
            <text:p>14.3098260185915</text:p>
          </table:table-cell>
          <table:table-cell office:value-type="float" office:value="0.3887567" calcext:value-type="float">
            <text:p>0.3887567</text:p>
          </table:table-cell>
          <table:table-cell office:value-type="float" office:value="0.3896325" calcext:value-type="float">
            <text:p>0.3896325</text:p>
          </table:table-cell>
          <table:table-cell office:value-type="float" office:value="0.73749706315888" calcext:value-type="float">
            <text:p>0.73749706315888</text:p>
          </table:table-cell>
          <table:table-cell office:value-type="float" office:value="-0.337203835210587" calcext:value-type="float">
            <text:p>-0.337203835210587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146887.125" calcext:value-type="float">
            <text:p>146887.125</text:p>
          </table:table-cell>
          <table:table-cell office:value-type="float" office:value="146870.458333333" calcext:value-type="float">
            <text:p>146870.458333333</text:p>
          </table:table-cell>
          <table:table-cell office:value-type="float" office:value="0.980831928509356" calcext:value-type="float">
            <text:p>0.980831928509356</text:p>
          </table:table-cell>
          <table:table-cell office:value-type="float" office:value="0.0241569235521223" calcext:value-type="float">
            <text:p>0.024156923552122</text:p>
          </table:table-cell>
          <table:table-cell office:value-type="float" office:value="11729166.6666667" calcext:value-type="float">
            <text:p>11729166.6666667</text:p>
          </table:table-cell>
          <table:table-cell office:value-type="float" office:value="11720833.3333333" calcext:value-type="float">
            <text:p>11720833.3333333</text:p>
          </table:table-cell>
          <table:table-cell office:value-type="float" office:value="0.884266029732337" calcext:value-type="float">
            <text:p>0.884266029732337</text:p>
          </table:table-cell>
          <table:table-cell office:value-type="float" office:value="0.146373646969804" calcext:value-type="float">
            <text:p>0.1463736469698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6756.20833333333" calcext:value-type="float">
            <text:p>6756.20833333333</text:p>
          </table:table-cell>
          <table:table-cell office:value-type="float" office:value="6755.29166666667" calcext:value-type="float">
            <text:p>6755.29166666667</text:p>
          </table:table-cell>
          <table:table-cell office:value-type="float" office:value="0.684445100437996" calcext:value-type="float">
            <text:p>0.684445100437996</text:p>
          </table:table-cell>
          <table:table-cell office:value-type="float" office:value="0.408989886516166" calcext:value-type="float">
            <text:p>0.408989886516166</text:p>
          </table:table-cell>
          <table:table-cell office:value-type="float" office:value="0.1767946" calcext:value-type="float">
            <text:p>0.1767946</text:p>
          </table:table-cell>
          <table:table-cell office:value-type="float" office:value="0.1397709" calcext:value-type="float">
            <text:p>0.1397709</text:p>
          </table:table-cell>
          <table:table-cell office:value-type="float" office:value="1.200811124518E-020" calcext:value-type="float">
            <text:p>1.200811124518E-20</text:p>
          </table:table-cell>
          <table:table-cell office:value-type="float" office:value="16.2925522844978" calcext:value-type="float">
            <text:p>16.2925522844978</text:p>
          </table:table-cell>
          <table:table-cell office:value-type="float" office:value="0.3359301" calcext:value-type="float">
            <text:p>0.3359301</text:p>
          </table:table-cell>
          <table:table-cell office:value-type="float" office:value="0.3360988" calcext:value-type="float">
            <text:p>0.3360988</text:p>
          </table:table-cell>
          <table:table-cell office:value-type="float" office:value="0.950015613899496" calcext:value-type="float">
            <text:p>0.950015613899496</text:p>
          </table:table-cell>
          <table:table-cell office:value-type="float" office:value="-0.0630301211629835" calcext:value-type="float">
            <text:p>-0.063030121162984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146868.166666667" calcext:value-type="float">
            <text:p>146868.166666667</text:p>
          </table:table-cell>
          <table:table-cell office:value-type="float" office:value="146718.083333333" calcext:value-type="float">
            <text:p>146718.083333333</text:p>
          </table:table-cell>
          <table:table-cell office:value-type="float" office:value="0.253424420063019" calcext:value-type="float">
            <text:p>0.253424420063019</text:p>
          </table:table-cell>
          <table:table-cell office:value-type="float" office:value="1.15655739360764" calcext:value-type="float">
            <text:p>1.15655739360764</text:p>
          </table:table-cell>
          <table:table-cell office:value-type="float" office:value="11666666.6666667" calcext:value-type="float">
            <text:p>11666666.6666667</text:p>
          </table:table-cell>
          <table:table-cell office:value-type="float" office:value="11658333.3333333" calcext:value-type="float">
            <text:p>11658333.3333333</text:p>
          </table:table-cell>
          <table:table-cell office:value-type="float" office:value="0.560803892038892" calcext:value-type="float">
            <text:p>0.560803892038892</text:p>
          </table:table-cell>
          <table:table-cell office:value-type="float" office:value="0.585904072429481" calcext:value-type="float">
            <text:p>0.58590407242948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450.08333333333" calcext:value-type="float">
            <text:p>7450.08333333333</text:p>
          </table:table-cell>
          <table:table-cell office:value-type="float" office:value="7449.29166666667" calcext:value-type="float">
            <text:p>7449.29166666667</text:p>
          </table:table-cell>
          <table:table-cell office:value-type="float" office:value="0.701572975511194" calcext:value-type="float">
            <text:p>0.701572975511194</text:p>
          </table:table-cell>
          <table:table-cell office:value-type="float" office:value="0.385596557731486" calcext:value-type="float">
            <text:p>0.385596557731486</text:p>
          </table:table-cell>
          <table:table-cell office:value-type="float" office:value="0.1751897" calcext:value-type="float">
            <text:p>0.1751897</text:p>
          </table:table-cell>
          <table:table-cell office:value-type="float" office:value="0.1367975" calcext:value-type="float">
            <text:p>0.1367975</text:p>
          </table:table-cell>
          <table:table-cell office:value-type="float" office:value="1.4307082619016E-021" calcext:value-type="float">
            <text:p>1.4307082619016E-21</text:p>
          </table:table-cell>
          <table:table-cell office:value-type="float" office:value="17.2109828089961" calcext:value-type="float">
            <text:p>17.2109828089961</text:p>
          </table:table-cell>
          <table:table-cell office:value-type="float" office:value="0.335874" calcext:value-type="float">
            <text:p>0.335874</text:p>
          </table:table-cell>
          <table:table-cell office:value-type="float" office:value="0.3350256" calcext:value-type="float">
            <text:p>0.3350256</text:p>
          </table:table-cell>
          <table:table-cell office:value-type="float" office:value="0.752357469055145" calcext:value-type="float">
            <text:p>0.752357469055145</text:p>
          </table:table-cell>
          <table:table-cell office:value-type="float" office:value="0.317425063088388" calcext:value-type="float">
            <text:p>0.317425063088388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146871.75" calcext:value-type="float">
            <text:p>146871.75</text:p>
          </table:table-cell>
          <table:table-cell office:value-type="float" office:value="146816.083333333" calcext:value-type="float">
            <text:p>146816.083333333</text:p>
          </table:table-cell>
          <table:table-cell office:value-type="float" office:value="0.670167323595042" calcext:value-type="float">
            <text:p>0.670167323595042</text:p>
          </table:table-cell>
          <table:table-cell office:value-type="float" office:value="0.428665656911887" calcext:value-type="float">
            <text:p>0.428665656911887</text:p>
          </table:table-cell>
          <table:table-cell office:value-type="float" office:value="11733333.3333333" calcext:value-type="float">
            <text:p>11733333.3333333</text:p>
          </table:table-cell>
          <table:table-cell office:value-type="float" office:value="11712500" calcext:value-type="float">
            <text:p>11712500</text:p>
          </table:table-cell>
          <table:table-cell office:value-type="float" office:value="0.0894244532233283" calcext:value-type="float">
            <text:p>0.089424453223328</text:p>
          </table:table-cell>
          <table:table-cell office:value-type="float" office:value="1.73507095076503" calcext:value-type="float">
            <text:p>1.73507095076503</text:p>
          </table:table-cell>
        </table:table-row>
        <table:table-row table:style-name="ro1">
          <table:table-cell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582847842823062" calcext:value-type="float">
            <text:p>0.005828478428231</text:p>
          </table:table-cell>
          <table:table-cell office:value-type="float" office:value="2.89199522192489" calcext:value-type="float">
            <text:p>2.89199522192489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6729.33333333333" calcext:value-type="float">
            <text:p>6729.33333333333</text:p>
          </table:table-cell>
          <table:table-cell office:value-type="float" office:value="6733.41666666667" calcext:value-type="float">
            <text:p>6733.41666666667</text:p>
          </table:table-cell>
          <table:table-cell office:value-type="float" office:value="0.181789049380255" calcext:value-type="float">
            <text:p>0.181789049380255</text:p>
          </table:table-cell>
          <table:table-cell office:value-type="float" office:value="-1.35577727182052" calcext:value-type="float">
            <text:p>-1.35577727182052</text:p>
          </table:table-cell>
          <table:table-cell office:value-type="float" office:value="0.3585451" calcext:value-type="float">
            <text:p>0.3585451</text:p>
          </table:table-cell>
          <table:table-cell office:value-type="float" office:value="0.3210743" calcext:value-type="float">
            <text:p>0.3210743</text:p>
          </table:table-cell>
          <table:table-cell office:value-type="float" office:value="1.69900328536372E-022" calcext:value-type="float">
            <text:p>1.69900328536372E-22</text:p>
          </table:table-cell>
          <table:table-cell office:value-type="float" office:value="18.0489712655823" calcext:value-type="float">
            <text:p>18.0489712655823</text:p>
          </table:table-cell>
          <table:table-cell office:value-type="float" office:value="0.3909447" calcext:value-type="float">
            <text:p>0.3909447</text:p>
          </table:table-cell>
          <table:table-cell office:value-type="float" office:value="0.3890766" calcext:value-type="float">
            <text:p>0.3890766</text:p>
          </table:table-cell>
          <table:table-cell office:value-type="float" office:value="0.474175500359097" calcext:value-type="float">
            <text:p>0.474175500359097</text:p>
          </table:table-cell>
          <table:table-cell office:value-type="float" office:value="0.721627970342389" calcext:value-type="float">
            <text:p>0.721627970342389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147105.583333333" calcext:value-type="float">
            <text:p>147105.583333333</text:p>
          </table:table-cell>
          <table:table-cell office:value-type="float" office:value="147222.25" calcext:value-type="float">
            <text:p>147222.25</text:p>
          </table:table-cell>
          <table:table-cell office:value-type="float" office:value="0.841914746774547" calcext:value-type="float">
            <text:p>0.841914746774547</text:p>
          </table:table-cell>
          <table:table-cell office:value-type="float" office:value="-0.200575450657216" calcext:value-type="float">
            <text:p>-0.200575450657216</text:p>
          </table:table-cell>
          <table:table-cell office:value-type="float" office:value="11679166.6666667" calcext:value-type="float">
            <text:p>11679166.6666667</text:p>
          </table:table-cell>
          <table:table-cell office:value-type="float" office:value="11695833.3333333" calcext:value-type="float">
            <text:p>11695833.3333333</text:p>
          </table:table-cell>
          <table:table-cell office:value-type="float" office:value="0.731759072886625" calcext:value-type="float">
            <text:p>0.731759072886625</text:p>
          </table:table-cell>
          <table:table-cell office:value-type="float" office:value="-0.344876620903453" calcext:value-type="float">
            <text:p>-0.344876620903453</text:p>
          </table:table-cell>
        </table:table-row>
        <table:table-row table:style-name="ro1">
          <table:table-cell office:value-type="float" office:value="0.0416666666666667" calcext:value-type="float">
            <text:p>0.0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32254204987899" calcext:value-type="float">
            <text:p>0.3225420498789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7426.66666666667" calcext:value-type="float">
            <text:p>7426.66666666667</text:p>
          </table:table-cell>
          <table:table-cell office:value-type="float" office:value="7426.20833333333" calcext:value-type="float">
            <text:p>7426.20833333333</text:p>
          </table:table-cell>
          <table:table-cell office:value-type="float" office:value="0.890108003737052" calcext:value-type="float">
            <text:p>0.890108003737052</text:p>
          </table:table-cell>
          <table:table-cell office:value-type="float" office:value="0.138934986473883" calcext:value-type="float">
            <text:p>0.138934986473883</text:p>
          </table:table-cell>
          <table:table-cell office:value-type="float" office:value="0.3558129" calcext:value-type="float">
            <text:p>0.3558129</text:p>
          </table:table-cell>
          <table:table-cell office:value-type="float" office:value="0.3172393" calcext:value-type="float">
            <text:p>0.3172393</text:p>
          </table:table-cell>
          <table:table-cell office:value-type="float" office:value="4.61453270681902E-023" calcext:value-type="float">
            <text:p>4.61453270681902E-23</text:p>
          </table:table-cell>
          <table:table-cell office:value-type="float" office:value="18.6398489026075" calcext:value-type="float">
            <text:p>18.6398489026075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3907548" calcext:value-type="float">
            <text:p>0.3907548</text:p>
          </table:table-cell>
          <table:table-cell office:value-type="float" office:value="0.914704096465176" calcext:value-type="float">
            <text:p>0.914704096465176</text:p>
          </table:table-cell>
          <table:table-cell office:value-type="float" office:value="-0.107697419247545" calcext:value-type="float">
            <text:p>-0.10769741924754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146389.791666667" calcext:value-type="float">
            <text:p>146389.791666667</text:p>
          </table:table-cell>
          <table:table-cell office:value-type="float" office:value="146586.75" calcext:value-type="float">
            <text:p>146586.75</text:p>
          </table:table-cell>
          <table:table-cell office:value-type="float" office:value="0.76251943086897" calcext:value-type="float">
            <text:p>0.76251943086897</text:p>
          </table:table-cell>
          <table:table-cell office:value-type="float" office:value="-0.303972782194339" calcext:value-type="float">
            <text:p>-0.303972782194339</text:p>
          </table:table-cell>
          <table:table-cell office:value-type="float" office:value="11683333.3333333" calcext:value-type="float">
            <text:p>11683333.3333333</text:p>
          </table:table-cell>
          <table:table-cell office:value-type="float" office:value="11708333.3333333" calcext:value-type="float">
            <text:p>11708333.3333333</text:p>
          </table:table-cell>
          <table:table-cell office:value-type="float" office:value="0.649797830269496" calcext:value-type="float">
            <text:p>0.649797830269496</text:p>
          </table:table-cell>
          <table:table-cell office:value-type="float" office:value="-0.45703382727481" calcext:value-type="float">
            <text:p>-0.4570338272748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498085782516917" calcext:value-type="float">
            <text:p>0.049808578251692</text:p>
          </table:table-cell>
          <table:table-cell office:value-type="float" office:value="2.01465221053455" calcext:value-type="float">
            <text:p>2.01465221053455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6756.70833333333" calcext:value-type="float">
            <text:p>6756.70833333333</text:p>
          </table:table-cell>
          <table:table-cell office:value-type="float" office:value="6755.83333333333" calcext:value-type="float">
            <text:p>6755.83333333333</text:p>
          </table:table-cell>
          <table:table-cell office:value-type="float" office:value="0.736385500575137" calcext:value-type="float">
            <text:p>0.736385500575137</text:p>
          </table:table-cell>
          <table:table-cell office:value-type="float" office:value="0.338688608679698" calcext:value-type="float">
            <text:p>0.338688608679698</text:p>
          </table:table-cell>
          <table:table-cell office:value-type="float" office:value="0.3334043" calcext:value-type="float">
            <text:p>0.3334043</text:p>
          </table:table-cell>
          <table:table-cell office:value-type="float" office:value="0.2926688" calcext:value-type="float">
            <text:p>0.2926688</text:p>
          </table:table-cell>
          <table:table-cell office:value-type="float" office:value="2.27467777759429E-025" calcext:value-type="float">
            <text:p>2.27467777759429E-25</text:p>
          </table:table-cell>
          <table:table-cell office:value-type="float" office:value="21.2361462373017" calcext:value-type="float">
            <text:p>21.2361462373017</text:p>
          </table:table-cell>
          <table:table-cell office:value-type="float" office:value="0.3359783" calcext:value-type="float">
            <text:p>0.3359783</text:p>
          </table:table-cell>
          <table:table-cell office:value-type="float" office:value="0.3354819" calcext:value-type="float">
            <text:p>0.3354819</text:p>
          </table:table-cell>
          <table:table-cell office:value-type="float" office:value="0.853520191565803" calcext:value-type="float">
            <text:p>0.853520191565803</text:p>
          </table:table-cell>
          <table:table-cell office:value-type="float" office:value="0.185669583850915" calcext:value-type="float">
            <text:p>0.185669583850915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146869.666666667" calcext:value-type="float">
            <text:p>146869.666666667</text:p>
          </table:table-cell>
          <table:table-cell office:value-type="float" office:value="147063.166666667" calcext:value-type="float">
            <text:p>147063.166666667</text:p>
          </table:table-cell>
          <table:table-cell office:value-type="float" office:value="0.0659296396998085" calcext:value-type="float">
            <text:p>0.065929639699809</text:p>
          </table:table-cell>
          <table:table-cell office:value-type="float" office:value="-1.88374441956239" calcext:value-type="float">
            <text:p>-1.88374441956239</text:p>
          </table:table-cell>
          <table:table-cell office:value-type="float" office:value="11662500" calcext:value-type="float">
            <text:p>11662500</text:p>
          </table:table-cell>
          <table:table-cell office:value-type="float" office:value="11687500" calcext:value-type="float">
            <text:p>11687500</text:p>
          </table:table-cell>
          <table:table-cell office:value-type="float" office:value="0.0730330586790817" calcext:value-type="float">
            <text:p>0.073033058679082</text:p>
          </table:table-cell>
          <table:table-cell office:value-type="float" office:value="-1.83462629942356" calcext:value-type="float">
            <text:p>-1.83462629942356</text:p>
          </table:table-cell>
        </table:table-row>
        <table:table-row table:style-name="ro1">
          <table:table-cell office:value-type="float" office:value="0.0416666666666667" calcext:value-type="float">
            <text:p>0.04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32254204987899" calcext:value-type="float">
            <text:p>0.32254204987899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7451.79166666667" calcext:value-type="float">
            <text:p>7451.79166666667</text:p>
          </table:table-cell>
          <table:table-cell office:value-type="float" office:value="7451.95833333333" calcext:value-type="float">
            <text:p>7451.95833333333</text:p>
          </table:table-cell>
          <table:table-cell office:value-type="float" office:value="0.938393352797521" calcext:value-type="float">
            <text:p>0.938393352797521</text:p>
          </table:table-cell>
          <table:table-cell office:value-type="float" office:value="-0.0777130698966739" calcext:value-type="float">
            <text:p>-0.077713069896674</text:p>
          </table:table-cell>
          <table:table-cell office:value-type="float" office:value="0.3279954" calcext:value-type="float">
            <text:p>0.3279954</text:p>
          </table:table-cell>
          <table:table-cell office:value-type="float" office:value="0.2915684" calcext:value-type="float">
            <text:p>0.2915684</text:p>
          </table:table-cell>
          <table:table-cell office:value-type="float" office:value="1.48893648942057E-023" calcext:value-type="float">
            <text:p>1.48893648942057E-23</text:p>
          </table:table-cell>
          <table:table-cell office:value-type="float" office:value="19.209857319919" calcext:value-type="float">
            <text:p>19.209857319919</text:p>
          </table:table-cell>
          <table:table-cell office:value-type="float" office:value="0.335159" calcext:value-type="float">
            <text:p>0.335159</text:p>
          </table:table-cell>
          <table:table-cell office:value-type="float" office:value="0.3357435" calcext:value-type="float">
            <text:p>0.3357435</text:p>
          </table:table-cell>
          <table:table-cell office:value-type="float" office:value="0.827619557234478" calcext:value-type="float">
            <text:p>0.827619557234478</text:p>
          </table:table-cell>
          <table:table-cell office:value-type="float" office:value="-0.218999107655595" calcext:value-type="float">
            <text:p>-0.21899910765559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147071.25" calcext:value-type="float">
            <text:p>147071.25</text:p>
          </table:table-cell>
          <table:table-cell office:value-type="float" office:value="146808.125" calcext:value-type="float">
            <text:p>146808.125</text:p>
          </table:table-cell>
          <table:table-cell office:value-type="float" office:value="0.0197928665675086" calcext:value-type="float">
            <text:p>0.019792866567509</text:p>
          </table:table-cell>
          <table:table-cell office:value-type="float" office:value="2.41447773724247" calcext:value-type="float">
            <text:p>2.41447773724247</text:p>
          </table:table-cell>
          <table:table-cell office:value-type="float" office:value="11737500" calcext:value-type="float">
            <text:p>11737500</text:p>
          </table:table-cell>
          <table:table-cell office:value-type="float" office:value="11729166.6666667" calcext:value-type="float">
            <text:p>11729166.6666667</text:p>
          </table:table-cell>
          <table:table-cell office:value-type="float" office:value="0.55023928201396" calcext:value-type="float">
            <text:p>0.55023928201396</text:p>
          </table:table-cell>
          <table:table-cell office:value-type="float" office:value="0.601834465953474" calcext:value-type="float">
            <text:p>0.60183446595347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5.94909416993729E-022" calcext:value-type="float">
            <text:p>5.94909416993729E-22</text:p>
          </table:table-cell>
          <table:table-cell office:value-type="float" office:value="17.4885981093336" calcext:value-type="float">
            <text:p>17.4885981093336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6729.79166666667" calcext:value-type="float">
            <text:p>6729.79166666667</text:p>
          </table:table-cell>
          <table:table-cell office:value-type="float" office:value="6727.29166666667" calcext:value-type="float">
            <text:p>6727.29166666667</text:p>
          </table:table-cell>
          <table:table-cell office:value-type="float" office:value="0.405703687029216" calcext:value-type="float">
            <text:p>0.405703687029216</text:p>
          </table:table-cell>
          <table:table-cell office:value-type="float" office:value="0.839188495740253" calcext:value-type="float">
            <text:p>0.839188495740253</text:p>
          </table:table-cell>
          <table:table-cell office:value-type="float" office:value="0.4108328" calcext:value-type="float">
            <text:p>0.4108328</text:p>
          </table:table-cell>
          <table:table-cell office:value-type="float" office:value="0.3717898" calcext:value-type="float">
            <text:p>0.3717898</text:p>
          </table:table-cell>
          <table:table-cell office:value-type="float" office:value="1.44984621550804E-022" calcext:value-type="float">
            <text:p>1.44984621550804E-22</text:p>
          </table:table-cell>
          <table:table-cell office:value-type="float" office:value="18.2363818545193" calcext:value-type="float">
            <text:p>18.2363818545193</text:p>
          </table:table-cell>
          <table:table-cell office:value-type="float" office:value="0.3944475" calcext:value-type="float">
            <text:p>0.3944475</text:p>
          </table:table-cell>
          <table:table-cell office:value-type="float" office:value="0.389925" calcext:value-type="float">
            <text:p>0.389925</text:p>
          </table:table-cell>
          <table:table-cell office:value-type="float" office:value="0.0890817358316293" calcext:value-type="float">
            <text:p>0.089081735831629</text:p>
          </table:table-cell>
          <table:table-cell office:value-type="float" office:value="1.73698999952044" calcext:value-type="float">
            <text:p>1.73698999952044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true</text:p>
          </table:table-cell>
          <table:table-cell office:value-type="float" office:value="146454.375" calcext:value-type="float">
            <text:p>146454.375</text:p>
          </table:table-cell>
          <table:table-cell office:value-type="float" office:value="146804.166666667" calcext:value-type="float">
            <text:p>146804.166666667</text:p>
          </table:table-cell>
          <table:table-cell office:value-type="float" office:value="0.610152608408769" calcext:value-type="float">
            <text:p>0.610152608408769</text:p>
          </table:table-cell>
          <table:table-cell office:value-type="float" office:value="-0.513365591922293" calcext:value-type="float">
            <text:p>-0.513365591922293</text:p>
          </table:table-cell>
          <table:table-cell office:value-type="float" office:value="11612500" calcext:value-type="float">
            <text:p>11612500</text:p>
          </table:table-cell>
          <table:table-cell office:value-type="float" office:value="11666666.6666667" calcext:value-type="float">
            <text:p>11666666.6666667</text:p>
          </table:table-cell>
          <table:table-cell office:value-type="float" office:value="0.313507054712926" calcext:value-type="float">
            <text:p>0.313507054712926</text:p>
          </table:table-cell>
          <table:table-cell office:value-type="float" office:value="-1.0190543724713" calcext:value-type="float">
            <text:p>-1.0190543724713</text:p>
          </table:table-cell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97933027245905" calcext:value-type="float">
            <text:p>9.97933027245905E-10</text:p>
          </table:table-cell>
          <table:table-cell office:value-type="float" office:value="7.64313022937291" calcext:value-type="float">
            <text:p>7.64313022937291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7424.125" calcext:value-type="float">
            <text:p>7424.125</text:p>
          </table:table-cell>
          <table:table-cell office:value-type="float" office:value="7424" calcext:value-type="float">
            <text:p>7424</text:p>
          </table:table-cell>
          <table:table-cell office:value-type="float" office:value="0.970962188752412" calcext:value-type="float">
            <text:p>0.970962188752412</text:p>
          </table:table-cell>
          <table:table-cell office:value-type="float" office:value="0.0366001601817472" calcext:value-type="float">
            <text:p>0.036600160181747</text:p>
          </table:table-cell>
          <table:table-cell office:value-type="float" office:value="0.4061549" calcext:value-type="float">
            <text:p>0.4061549</text:p>
          </table:table-cell>
          <table:table-cell office:value-type="float" office:value="0.369403" calcext:value-type="float">
            <text:p>0.369403</text:p>
          </table:table-cell>
          <table:table-cell office:value-type="float" office:value="4.00752907150148E-022" calcext:value-type="float">
            <text:p>4.00752907150148E-22</text:p>
          </table:table-cell>
          <table:table-cell office:value-type="float" office:value="17.7653688155814" calcext:value-type="float">
            <text:p>17.7653688155814</text:p>
          </table:table-cell>
          <table:table-cell office:value-type="float" office:value="0.3923974" calcext:value-type="float">
            <text:p>0.3923974</text:p>
          </table:table-cell>
          <table:table-cell office:value-type="float" office:value="0.3904739" calcext:value-type="float">
            <text:p>0.3904739</text:p>
          </table:table-cell>
          <table:table-cell office:value-type="float" office:value="0.461016068445615" calcext:value-type="float">
            <text:p>0.461016068445615</text:p>
          </table:table-cell>
          <table:table-cell office:value-type="float" office:value="0.74340623633112" calcext:value-type="float">
            <text:p>0.7434062363311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rue</text:p>
          </table:table-cell>
          <table:table-cell office:value-type="float" office:value="146286.833333333" calcext:value-type="float">
            <text:p>146286.833333333</text:p>
          </table:table-cell>
          <table:table-cell office:value-type="float" office:value="146549.791666667" calcext:value-type="float">
            <text:p>146549.791666667</text:p>
          </table:table-cell>
          <table:table-cell office:value-type="float" office:value="0.697074201921594" calcext:value-type="float">
            <text:p>0.697074201921594</text:p>
          </table:table-cell>
          <table:table-cell office:value-type="float" office:value="-0.3917196969715" calcext:value-type="float">
            <text:p>-0.3917196969715</text:p>
          </table:table-cell>
          <table:table-cell office:value-type="float" office:value="11662500" calcext:value-type="float">
            <text:p>11662500</text:p>
          </table:table-cell>
          <table:table-cell office:value-type="float" office:value="11700000" calcext:value-type="float">
            <text:p>11700000</text:p>
          </table:table-cell>
          <table:table-cell office:value-type="float" office:value="0.491780573544323" calcext:value-type="float">
            <text:p>0.491780573544323</text:p>
          </table:table-cell>
          <table:table-cell office:value-type="float" office:value="-0.693021227866638" calcext:value-type="float">
            <text:p>-0.693021227866638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943669236407998" calcext:value-type="float">
            <text:p>9.43669236407998E-13</text:p>
          </table:table-cell>
          <table:table-cell office:value-type="float" office:value="9.7369293007494" calcext:value-type="float">
            <text:p>9.7369293007494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6755.66666666667" calcext:value-type="float">
            <text:p>6755.66666666667</text:p>
          </table:table-cell>
          <table:table-cell office:value-type="float" office:value="6757.33333333333" calcext:value-type="float">
            <text:p>6757.33333333333</text:p>
          </table:table-cell>
          <table:table-cell office:value-type="float" office:value="0.516817923804164" calcext:value-type="float">
            <text:p>0.516817923804164</text:p>
          </table:table-cell>
          <table:table-cell office:value-type="float" office:value="-0.65329573992752" calcext:value-type="float">
            <text:p>-0.65329573992752</text:p>
          </table:table-cell>
          <table:table-cell office:value-type="float" office:value="0.376529" calcext:value-type="float">
            <text:p>0.376529</text:p>
          </table:table-cell>
          <table:table-cell office:value-type="float" office:value="0.3362099" calcext:value-type="float">
            <text:p>0.3362099</text:p>
          </table:table-cell>
          <table:table-cell office:value-type="float" office:value="3.73391308263963E-021" calcext:value-type="float">
            <text:p>3.73391308263963E-21</text:p>
          </table:table-cell>
          <table:table-cell office:value-type="float" office:value="16.7828358417114" calcext:value-type="float">
            <text:p>16.7828358417114</text:p>
          </table:table-cell>
          <table:table-cell office:value-type="float" office:value="0.3395531" calcext:value-type="float">
            <text:p>0.3395531</text:p>
          </table:table-cell>
          <table:table-cell office:value-type="float" office:value="0.3350936" calcext:value-type="float">
            <text:p>0.3350936</text:p>
          </table:table-cell>
          <table:table-cell office:value-type="float" office:value="0.103777806379476" calcext:value-type="float">
            <text:p>0.103777806379476</text:p>
          </table:table-cell>
          <table:table-cell office:value-type="float" office:value="1.65970224091088" calcext:value-type="float">
            <text:p>1.65970224091088</text:p>
          </table:table-cell>
          <table:table-cell office:value-type="string" calcext:value-type="string">
            <text:p>engage</text:p>
          </table:table-cell>
          <table:table-cell office:value-type="string" calcext:value-type="string">
            <text:p>false</text:p>
          </table:table-cell>
          <table:table-cell office:value-type="float" office:value="146039.791666667" calcext:value-type="float">
            <text:p>146039.791666667</text:p>
          </table:table-cell>
          <table:table-cell office:value-type="float" office:value="146984.375" calcext:value-type="float">
            <text:p>146984.375</text:p>
          </table:table-cell>
          <table:table-cell office:value-type="float" office:value="0.000000113913904715002" calcext:value-type="float">
            <text:p>1.13913904715002E-07</text:p>
          </table:table-cell>
          <table:table-cell office:value-type="float" office:value="-6.26994980889751" calcext:value-type="float">
            <text:p>-6.26994980889751</text:p>
          </table:table-cell>
          <table:table-cell office:value-type="float" office:value="11570833.3333333" calcext:value-type="float">
            <text:p>11570833.3333333</text:p>
          </table:table-cell>
          <table:table-cell office:value-type="float" office:value="11687500" calcext:value-type="float">
            <text:p>11687500</text:p>
          </table:table-cell>
          <table:table-cell office:value-type="float" office:value="0.0000000110713582487254" calcext:value-type="float">
            <text:p>1.10713582487254E-08</text:p>
          </table:table-cell>
          <table:table-cell office:value-type="float" office:value="-6.94362324318615" calcext:value-type="float">
            <text:p>-6.94362324318615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" calcext:value-type="float">
            <text:p>0</text:p>
          </table:table-cell>
          <table:table-cell office:value-type="float" office:value="0.000000193587064502162" calcext:value-type="float">
            <text:p>1.93587064502162E-07</text:p>
          </table:table-cell>
          <table:table-cell office:value-type="float" office:value="6.1165969275189" calcext:value-type="float">
            <text:p>6.1165969275189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7453.41666666667" calcext:value-type="float">
            <text:p>7453.41666666667</text:p>
          </table:table-cell>
          <table:table-cell office:value-type="float" office:value="7451.75" calcext:value-type="float">
            <text:p>7451.75</text:p>
          </table:table-cell>
          <table:table-cell office:value-type="float" office:value="0.47371547189949" calcext:value-type="float">
            <text:p>0.47371547189949</text:p>
          </table:table-cell>
          <table:table-cell office:value-type="float" office:value="0.722383399945964" calcext:value-type="float">
            <text:p>0.722383399945964</text:p>
          </table:table-cell>
          <table:table-cell office:value-type="float" office:value="0.3705756" calcext:value-type="float">
            <text:p>0.3705756</text:p>
          </table:table-cell>
          <table:table-cell office:value-type="float" office:value="0.3335267" calcext:value-type="float">
            <text:p>0.3335267</text:p>
          </table:table-cell>
          <table:table-cell office:value-type="float" office:value="2.93296992705931E-020" calcext:value-type="float">
            <text:p>2.93296992705931E-20</text:p>
          </table:table-cell>
          <table:table-cell office:value-type="float" office:value="15.9119484449139" calcext:value-type="float">
            <text:p>15.9119484449139</text:p>
          </table:table-cell>
          <table:table-cell office:value-type="float" office:value="0.3367456" calcext:value-type="float">
            <text:p>0.3367456</text:p>
          </table:table-cell>
          <table:table-cell office:value-type="float" office:value="0.3346026" calcext:value-type="float">
            <text:p>0.3346026</text:p>
          </table:table-cell>
          <table:table-cell office:value-type="float" office:value="0.428189719428538" calcext:value-type="float">
            <text:p>0.428189719428538</text:p>
          </table:table-cell>
          <table:table-cell office:value-type="float" office:value="0.799360820247339" calcext:value-type="float">
            <text:p>0.799360820247339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alse</text:p>
          </table:table-cell>
          <table:table-cell office:value-type="float" office:value="146616.125" calcext:value-type="float">
            <text:p>146616.125</text:p>
          </table:table-cell>
          <table:table-cell office:value-type="float" office:value="147100.041666667" calcext:value-type="float">
            <text:p>147100.041666667</text:p>
          </table:table-cell>
          <table:table-cell office:value-type="float" office:value="0.000385284821099238" calcext:value-type="float">
            <text:p>0.000385284821099</text:p>
          </table:table-cell>
          <table:table-cell office:value-type="float" office:value="-3.83075752321366" calcext:value-type="float">
            <text:p>-3.83075752321366</text:p>
          </table:table-cell>
          <table:table-cell office:value-type="float" office:value="11700000" calcext:value-type="float">
            <text:p>11700000</text:p>
          </table:table-cell>
          <table:table-cell office:value-type="float" office:value="11737500" calcext:value-type="float">
            <text:p>11737500</text:p>
          </table:table-cell>
          <table:table-cell office:value-type="float" office:value="0.0211594468533378" calcext:value-type="float">
            <text:p>0.021159446853338</text:p>
          </table:table-cell>
          <table:table-cell office:value-type="float" office:value="-2.38689080320446" calcext:value-type="float">
            <text:p>-2.38689080320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6" meta:object-count="0"/>
    <meta:generator>LibreOffice/5.2.5.1$MacOSX_X86_64 LibreOffice_project/0312e1a284a7d50ca85a365c316c7abbf20a4d22</meta:generator>
  </office:meta>
</office:document-meta>
</file>